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0e9b7"/>
    </style:style>
    <style:style style:name="P3" style:family="paragraph" style:parent-style-name="Standard">
      <style:text-properties officeooo:rsid="000fecca" officeooo:paragraph-rsid="00186c3f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fecca"/>
    </style:style>
    <style:style style:name="P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0" style:family="paragraph" style:parent-style-name="Standard">
      <style:text-properties fo:font-style="normal" officeooo:paragraph-rsid="00523bf9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17029bc" officeooo:paragraph-rsid="005dfe09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0254a2e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9f907" officeooo:paragraph-rsid="003fcbc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31" style:family="paragraph" style:parent-style-name="Standard" style:list-style-name="L27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bold" officeooo:rsid="00864564" officeooo:paragraph-rsid="00254a2e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style:text-underline-style="none" fo:font-weight="bold" officeooo:rsid="00912fec" officeooo:paragraph-rsid="00254a2e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style:text-underline-style="none" fo:font-weight="bold" officeooo:rsid="00285779" officeooo:paragraph-rsid="00285779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37" style:family="paragraph" style:parent-style-name="Standard" style:list-style-name="L20">
      <style:text-properties fo:font-style="normal" style:text-underline-style="none" officeooo:rsid="00bbbf73" officeooo:paragraph-rsid="002ba0e7" style:font-style-asian="normal" style:font-style-complex="normal"/>
    </style:style>
    <style:style style:name="P3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3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40" style:family="paragraph" style:parent-style-name="Standard">
      <style:text-properties fo:font-style="normal" style:text-underline-style="none" officeooo:rsid="00d9c9e4" officeooo:paragraph-rsid="00316632" style:font-style-asian="normal" style:font-style-complex="normal"/>
    </style:style>
    <style:style style:name="P4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42" style:family="paragraph" style:parent-style-name="Standard">
      <style:text-properties fo:font-style="normal" fo:font-weight="bold" officeooo:rsid="00dc14a1" officeooo:paragraph-rsid="003523e3" style:font-style-asian="normal" style:font-weight-asian="bold" style:font-style-complex="normal" style:font-weight-complex="bold"/>
    </style:style>
    <style:style style:name="P43" style:family="paragraph" style:parent-style-name="Standard">
      <style:text-properties officeooo:rsid="0010e9b7" officeooo:paragraph-rsid="0010e9b7"/>
    </style:style>
    <style:style style:name="P44" style:family="paragraph" style:parent-style-name="Standard">
      <style:text-properties officeooo:paragraph-rsid="00134990"/>
    </style:style>
    <style:style style:name="P45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46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47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48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49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50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51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52" style:family="paragraph" style:parent-style-name="Standard">
      <style:text-properties fo:font-style="italic" officeooo:rsid="00d2fc06" officeooo:paragraph-rsid="002f336e" style:font-style-asian="italic" style:font-style-complex="italic"/>
    </style:style>
    <style:style style:name="P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55" style:family="paragraph" style:parent-style-name="Standard" style:list-style-name="L26">
      <style:text-properties fo:font-style="italic" officeooo:paragraph-rsid="003e5790" style:font-style-asian="italic" style:font-style-complex="italic"/>
    </style:style>
    <style:style style:name="P56" style:family="paragraph" style:parent-style-name="Standard">
      <style:text-properties fo:font-style="italic" officeooo:paragraph-rsid="003e5790" style:font-style-asian="italic" style:font-style-complex="italic"/>
    </style:style>
    <style:style style:name="P57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58" style:family="paragraph" style:parent-style-name="Standard">
      <style:paragraph-properties fo:line-height="115%"/>
      <style:text-properties fo:font-style="italic" officeooo:rsid="004450ff" officeooo:paragraph-rsid="004450ff" style:font-style-asian="italic" style:font-style-complex="italic"/>
    </style:style>
    <style:style style:name="P59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60" style:family="paragraph" style:parent-style-name="Standard">
      <style:text-properties fo:font-style="italic" officeooo:paragraph-rsid="0057ec24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16860b9" officeooo:paragraph-rsid="00523bf9" style:font-style-asian="italic" style:font-style-complex="italic"/>
    </style:style>
    <style:style style:name="P62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66" style:family="paragraph" style:parent-style-name="Standard" style:list-style-name="L4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70" style:family="paragraph" style:parent-style-name="Standard" style:list-style-name="L23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1" style:family="paragraph" style:parent-style-name="Standard" style:list-style-name="L24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3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4" style:family="paragraph" style:parent-style-name="Standard" style:list-style-name="L21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" style:family="paragraph" style:parent-style-name="Standard" style:list-style-name="L22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77" style:family="paragraph" style:parent-style-name="Standard" style:list-style-name="L18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8" style:family="paragraph" style:parent-style-name="Standard" style:list-style-name="L18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9" style:family="paragraph" style:parent-style-name="Standard" style:list-style-name="L19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82" style:family="paragraph" style:parent-style-name="Standard" style:list-style-name="L26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83" style:family="paragraph" style:parent-style-name="Standard" style:list-style-name="L19">
      <style:text-properties fo:font-style="italic" style:text-underline-style="none" officeooo:rsid="00ba4170" officeooo:paragraph-rsid="002ba0e7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86" style:family="paragraph" style:parent-style-name="Standard" style:list-style-name="L25">
      <style:text-properties fo:font-style="italic" style:text-underline-style="none" officeooo:rsid="00d5826a" officeooo:paragraph-rsid="002f731d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88" style:family="paragraph" style:parent-style-name="Standard">
      <style:text-properties officeooo:paragraph-rsid="00154f37"/>
    </style:style>
    <style:style style:name="P89" style:family="paragraph" style:parent-style-name="Standard">
      <style:text-properties officeooo:paragraph-rsid="00186c3f"/>
    </style:style>
    <style:style style:name="P90" style:family="paragraph" style:parent-style-name="Standard">
      <style:text-properties officeooo:paragraph-rsid="0018e013"/>
    </style:style>
    <style:style style:name="P91" style:family="paragraph" style:parent-style-name="Standard">
      <style:text-properties fo:color="#ff0000" fo:font-style="italic" officeooo:rsid="0013268f" officeooo:paragraph-rsid="001c0ef5" style:font-style-asian="italic" style:font-style-complex="italic"/>
    </style:style>
    <style:style style:name="P92" style:family="paragraph" style:parent-style-name="Standard">
      <style:text-properties officeooo:rsid="001c0ef5" officeooo:paragraph-rsid="001c0ef5"/>
    </style:style>
    <style:style style:name="P93" style:family="paragraph" style:parent-style-name="Standard">
      <style:text-properties officeooo:rsid="001c5680" officeooo:paragraph-rsid="001c5680"/>
    </style:style>
    <style:style style:name="P94" style:family="paragraph" style:parent-style-name="Standard">
      <style:text-properties officeooo:paragraph-rsid="001c5680"/>
    </style:style>
    <style:style style:name="P95" style:family="paragraph" style:parent-style-name="Standard" style:list-style-name="L1">
      <style:text-properties officeooo:paragraph-rsid="001c5680"/>
    </style:style>
    <style:style style:name="P96" style:family="paragraph" style:parent-style-name="Standard">
      <style:paragraph-properties fo:line-height="115%"/>
      <style:text-properties officeooo:paragraph-rsid="001c5680"/>
    </style:style>
    <style:style style:name="P97" style:family="paragraph" style:parent-style-name="Standard">
      <style:paragraph-properties fo:line-height="115%"/>
      <style:text-properties officeooo:paragraph-rsid="002ba0e7"/>
    </style:style>
    <style:style style:name="P98" style:family="paragraph" style:parent-style-name="Standard">
      <style:paragraph-properties fo:line-height="100%"/>
      <style:text-properties officeooo:paragraph-rsid="00201bd5"/>
    </style:style>
    <style:style style:name="P99" style:family="paragraph" style:parent-style-name="Standard">
      <style:paragraph-properties fo:line-height="100%"/>
      <style:text-properties officeooo:paragraph-rsid="005b3d57"/>
    </style:style>
    <style:style style:name="P100" style:family="paragraph" style:parent-style-name="Standard">
      <style:paragraph-properties fo:line-height="100%"/>
      <style:text-properties officeooo:paragraph-rsid="005c5090"/>
    </style:style>
    <style:style style:name="P101" style:family="paragraph" style:parent-style-name="Standard">
      <style:paragraph-properties fo:line-height="100%"/>
      <style:text-properties officeooo:paragraph-rsid="005dfe09"/>
    </style:style>
    <style:style style:name="P102" style:family="paragraph" style:parent-style-name="Standard">
      <style:text-properties officeooo:paragraph-rsid="001e2fb9"/>
    </style:style>
    <style:style style:name="P103" style:family="paragraph" style:parent-style-name="Standard">
      <style:text-properties officeooo:paragraph-rsid="00201bd5"/>
    </style:style>
    <style:style style:name="P104" style:family="paragraph" style:parent-style-name="Standard">
      <style:paragraph-properties fo:line-height="115%"/>
      <style:text-properties officeooo:rsid="00201bd5" officeooo:paragraph-rsid="00201bd5"/>
    </style:style>
    <style:style style:name="P105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106" style:family="paragraph" style:parent-style-name="Standard">
      <style:text-properties officeooo:paragraph-rsid="0023a424"/>
    </style:style>
    <style:style style:name="P107" style:family="paragraph" style:parent-style-name="Standard">
      <style:text-properties officeooo:paragraph-rsid="00254a2e"/>
    </style:style>
    <style:style style:name="P108" style:family="paragraph" style:parent-style-name="Standard">
      <style:text-properties officeooo:paragraph-rsid="00285779"/>
    </style:style>
    <style:style style:name="P109" style:family="paragraph" style:parent-style-name="Standard">
      <style:text-properties officeooo:paragraph-rsid="0029f907"/>
    </style:style>
    <style:style style:name="P110" style:family="paragraph" style:parent-style-name="Standard" style:list-style-name="L20">
      <style:text-properties officeooo:paragraph-rsid="002ba0e7"/>
    </style:style>
    <style:style style:name="P111" style:family="paragraph" style:parent-style-name="Standard">
      <style:text-properties officeooo:rsid="00beb82f" officeooo:paragraph-rsid="005b3d57"/>
    </style:style>
    <style:style style:name="P112" style:family="paragraph" style:parent-style-name="Standard">
      <style:text-properties officeooo:paragraph-rsid="002f336e"/>
    </style:style>
    <style:style style:name="P113" style:family="paragraph" style:parent-style-name="Standard">
      <style:text-properties officeooo:paragraph-rsid="002f731d"/>
    </style:style>
    <style:style style:name="P114" style:family="paragraph" style:parent-style-name="Standard">
      <style:text-properties officeooo:rsid="00d9c9e4" officeooo:paragraph-rsid="00316632"/>
    </style:style>
    <style:style style:name="P115" style:family="paragraph" style:parent-style-name="Standard">
      <style:text-properties officeooo:paragraph-rsid="00316632"/>
    </style:style>
    <style:style style:name="P116" style:family="paragraph" style:parent-style-name="Standard">
      <style:text-properties officeooo:paragraph-rsid="003523e3"/>
    </style:style>
    <style:style style:name="P11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11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119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120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12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05f04d3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>
      <style:text-properties officeooo:paragraph-rsid="003c1931"/>
    </style:style>
    <style:style style:name="P132" style:family="paragraph" style:parent-style-name="Standard">
      <style:text-properties officeooo:paragraph-rsid="003fcbcf"/>
    </style:style>
    <style:style style:name="P133" style:family="paragraph" style:parent-style-name="Standard">
      <style:text-properties officeooo:paragraph-rsid="00432526"/>
    </style:style>
    <style:style style:name="P134" style:family="paragraph" style:parent-style-name="Standard">
      <style:text-properties officeooo:paragraph-rsid="004450ff"/>
    </style:style>
    <style:style style:name="P135" style:family="paragraph" style:parent-style-name="Standard" style:list-style-name="L27">
      <style:text-properties officeooo:rsid="00f3f4f5" officeooo:paragraph-rsid="004450ff"/>
    </style:style>
    <style:style style:name="P136" style:family="paragraph" style:parent-style-name="Standard">
      <style:text-properties officeooo:paragraph-rsid="004566c5"/>
    </style:style>
    <style:style style:name="P137" style:family="paragraph" style:parent-style-name="Standard">
      <style:text-properties officeooo:paragraph-rsid="004b8029"/>
    </style:style>
    <style:style style:name="P138" style:family="paragraph" style:parent-style-name="Standard">
      <style:text-properties officeooo:paragraph-rsid="0050b57f"/>
    </style:style>
    <style:style style:name="P139" style:family="paragraph" style:parent-style-name="Standard">
      <style:text-properties officeooo:paragraph-rsid="00523bf9"/>
    </style:style>
    <style:style style:name="P140" style:family="paragraph" style:parent-style-name="Standard">
      <style:text-properties officeooo:rsid="00523bf9" officeooo:paragraph-rsid="00523bf9"/>
    </style:style>
    <style:style style:name="P141" style:family="paragraph" style:parent-style-name="Standard">
      <style:text-properties officeooo:paragraph-rsid="0053faec"/>
    </style:style>
    <style:style style:name="P142" style:family="paragraph" style:parent-style-name="Standard">
      <style:text-properties officeooo:paragraph-rsid="0055a125"/>
    </style:style>
    <style:style style:name="P143" style:family="paragraph" style:parent-style-name="Standard">
      <style:text-properties officeooo:paragraph-rsid="00572cb0"/>
    </style:style>
    <style:style style:name="P144" style:family="paragraph" style:parent-style-name="Standard">
      <style:text-properties officeooo:paragraph-rsid="0057ec24"/>
    </style:style>
    <style:style style:name="P145" style:family="paragraph" style:parent-style-name="Standard">
      <style:text-properties officeooo:paragraph-rsid="005c5090"/>
    </style:style>
    <style:style style:name="P146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break-before="page"/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break-before="page"/>
      <style:text-properties fo:font-style="normal" style:text-underline-style="none" fo:font-weight="bold" officeooo:rsid="00285779" officeooo:paragraph-rsid="00285779" style:font-style-asian="normal" style:font-weight-asian="bold" style:font-style-complex="normal" style:font-weight-complex="bold"/>
    </style:style>
    <style:style style:name="P1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c0d7c6" officeooo:paragraph-rsid="002cd5d5" style:font-style-asian="normal" style:font-weight-asian="bold" style:font-style-complex="normal" style:font-weight-complex="bold"/>
    </style:style>
    <style:style style:name="P1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1174b1c" officeooo:paragraph-rsid="004a157b" style:font-style-asian="normal" style:font-weight-asian="bold" style:font-style-complex="normal" style:font-weight-complex="bold"/>
    </style:style>
    <style:style style:name="P1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1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1174b1c" officeooo:paragraph-rsid="004a157b" style:font-style-asian="normal" style:font-style-complex="normal"/>
    </style:style>
    <style:style style:name="P1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margin-left="0in" fo:margin-right="0in" fo:line-height="100%" fo:text-indent="0in" style:auto-text-indent="false"/>
      <style:text-properties fo:font-style="normal" officeooo:rsid="004caf23" officeooo:paragraph-rsid="00523bf9" style:font-style-asian="normal" style:font-style-complex="normal"/>
    </style:style>
    <style:style style:name="P155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156" style:family="paragraph" style:parent-style-name="Standard">
      <style:paragraph-properties fo:margin-left="0in" fo:margin-right="0in" fo:line-height="100%" fo:text-indent="0in" style:auto-text-indent="false"/>
      <style:text-properties officeooo:paragraph-rsid="002cd5d5"/>
    </style:style>
    <style:style style:name="P157" style:family="paragraph" style:parent-style-name="Standard">
      <style:paragraph-properties fo:margin-left="0in" fo:margin-right="0in" fo:line-height="100%" fo:text-indent="0in" style:auto-text-indent="false"/>
      <style:text-properties officeooo:paragraph-rsid="002eb485"/>
    </style:style>
    <style:style style:name="P158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159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160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161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162" style:family="paragraph" style:parent-style-name="Standard">
      <style:paragraph-properties fo:margin-left="0in" fo:margin-right="0in" fo:line-height="100%" fo:text-indent="0in" style:auto-text-indent="false"/>
      <style:text-properties officeooo:paragraph-rsid="004acb3b"/>
    </style:style>
    <style:style style:name="P1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be4749" officeooo:paragraph-rsid="002cd5d5" style:font-style-asian="italic" style:font-style-complex="italic"/>
    </style:style>
    <style:style style:name="P165" style:family="paragraph" style:parent-style-name="Standard" style:list-style-name="L25">
      <style:paragraph-properties fo:margin-left="0in" fo:margin-right="0in" fo:line-height="100%" fo:text-indent="0in" style:auto-text-indent="false"/>
      <style:text-properties fo:font-style="italic" style:text-underline-style="none" officeooo:rsid="00d5826a" officeooo:paragraph-rsid="002f731d" style:font-style-asian="italic" style:font-style-complex="italic"/>
    </style:style>
    <style:style style:name="P16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167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168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0d5826a" officeooo:paragraph-rsid="002eb485" style:font-style-asian="italic" style:font-style-complex="italic"/>
    </style:style>
    <style:style style:name="P169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170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17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02f336e"/>
    </style:style>
    <style:style style:name="P17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ecca" style:font-style-asian="italic" style:font-style-complex="italic"/>
    </style:style>
    <style:style style:name="T4" style:family="text">
      <style:text-properties fo:font-style="italic" officeooo:rsid="0011b025" style:font-style-asian="italic" style:font-style-complex="italic"/>
    </style:style>
    <style:style style:name="T5" style:family="text">
      <style:text-properties fo:font-style="italic" officeooo:rsid="0013daba" style:font-style-asian="italic" style:font-style-complex="italic"/>
    </style:style>
    <style:style style:name="T6" style:family="text">
      <style:text-properties fo:font-style="italic" officeooo:rsid="0012a0dc" style:font-style-asian="italic" style:font-style-complex="italic"/>
    </style:style>
    <style:style style:name="T7" style:family="text">
      <style:text-properties fo:font-style="italic" officeooo:rsid="00154f37" style:font-style-asian="italic" style:font-style-complex="italic"/>
    </style:style>
    <style:style style:name="T8" style:family="text">
      <style:text-properties fo:font-style="italic" officeooo:rsid="00186c3f" style:font-style-asian="italic" style:font-style-complex="italic"/>
    </style:style>
    <style:style style:name="T9" style:family="text">
      <style:text-properties fo:font-style="italic" officeooo:rsid="001c5680" style:font-style-asian="italic" style:font-style-complex="italic"/>
    </style:style>
    <style:style style:name="T10" style:family="text">
      <style:text-properties fo:font-style="italic" officeooo:rsid="001e2fb9" style:font-style-asian="italic" style:font-style-complex="italic"/>
    </style:style>
    <style:style style:name="T11" style:family="text">
      <style:text-properties fo:font-style="italic" officeooo:rsid="00201bd5" style:font-style-asian="italic" style:font-style-complex="italic"/>
    </style:style>
    <style:style style:name="T12" style:family="text">
      <style:text-properties fo:font-style="italic" officeooo:rsid="004a157b" style:font-style-asian="italic" style:font-style-complex="italic"/>
    </style:style>
    <style:style style:name="T13" style:family="text">
      <style:text-properties fo:font-style="italic" officeooo:rsid="01871851" style:font-style-asian="italic" style:font-style-complex="italic"/>
    </style:style>
    <style:style style:name="T14" style:family="text">
      <style:text-properties fo:font-style="italic" officeooo:rsid="0055a125" style:font-style-asian="italic" style:font-style-complex="italic"/>
    </style:style>
    <style:style style:name="T15" style:family="text">
      <style:text-properties fo:font-style="italic" officeooo:rsid="00572cb0" style:font-style-asian="italic" style:font-style-complex="italic"/>
    </style:style>
    <style:style style:name="T16" style:family="text">
      <style:text-properties fo:font-style="italic" officeooo:rsid="00beb82f" style:font-style-asian="italic" style:font-style-complex="italic"/>
    </style:style>
    <style:style style:name="T17" style:family="text">
      <style:text-properties fo:font-style="italic" officeooo:rsid="018105ab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4450ff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text-underline-style="none" officeooo:rsid="010db770" style:font-style-asian="italic" style:font-style-complex="italic"/>
    </style:style>
    <style:style style:name="T42" style:family="text">
      <style:text-properties fo:font-style="italic" style:text-underline-style="none" officeooo:rsid="010f422a" style:font-style-asian="italic" style:font-style-complex="italic"/>
    </style:style>
    <style:style style:name="T43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44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45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46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49" style:family="text">
      <style:text-properties officeooo:rsid="0010e9b7"/>
    </style:style>
    <style:style style:name="T50" style:family="text">
      <style:text-properties fo:color="#ff0000" fo:font-style="italic" style:font-style-asian="italic" style:font-style-complex="italic"/>
    </style:style>
    <style:style style:name="T51" style:family="text">
      <style:text-properties fo:color="#ff0000" fo:font-style="italic" officeooo:rsid="0011b025" style:font-style-asian="italic" style:font-style-complex="italic"/>
    </style:style>
    <style:style style:name="T52" style:family="text">
      <style:text-properties fo:color="#ff0000" fo:font-style="italic" officeooo:rsid="00186c3f" style:font-style-asian="italic" style:font-style-complex="italic"/>
    </style:style>
    <style:style style:name="T53" style:family="text">
      <style:text-properties fo:color="#ff0000" officeooo:rsid="0013daba"/>
    </style:style>
    <style:style style:name="T54" style:family="text">
      <style:text-properties fo:color="#ff0000" officeooo:rsid="00186c3f"/>
    </style:style>
    <style:style style:name="T55" style:family="text">
      <style:text-properties fo:color="#0000ff" fo:font-style="italic" style:font-style-asian="italic" style:font-style-complex="italic"/>
    </style:style>
    <style:style style:name="T56" style:family="text">
      <style:text-properties fo:color="#0000ff" fo:font-style="italic" officeooo:rsid="0011b025" style:font-style-asian="italic" style:font-style-complex="italic"/>
    </style:style>
    <style:style style:name="T57" style:family="text">
      <style:text-properties fo:color="#0000ff" fo:font-style="italic" officeooo:rsid="0013daba" style:font-style-asian="italic" style:font-style-complex="italic"/>
    </style:style>
    <style:style style:name="T58" style:family="text">
      <style:text-properties fo:color="#0000ff" fo:font-style="italic" officeooo:rsid="00186c3f" style:font-style-asian="italic" style:font-style-complex="italic"/>
    </style:style>
    <style:style style:name="T59" style:family="text">
      <style:text-properties fo:color="#0000ff" fo:font-style="italic" officeooo:rsid="0012a0dc" style:font-style-asian="italic" style:font-style-complex="italic"/>
    </style:style>
    <style:style style:name="T60" style:family="text">
      <style:text-properties fo:color="#0000ff" officeooo:rsid="0013daba"/>
    </style:style>
    <style:style style:name="T61" style:family="text">
      <style:text-properties fo:color="#0000ff" officeooo:rsid="00186c3f"/>
    </style:style>
    <style:style style:name="T62" style:family="text">
      <style:text-properties fo:color="#008000" fo:font-style="italic" style:font-style-asian="italic" style:font-style-complex="italic"/>
    </style:style>
    <style:style style:name="T63" style:family="text">
      <style:text-properties fo:color="#008000" fo:font-style="italic" officeooo:rsid="0011b025" style:font-style-asian="italic" style:font-style-complex="italic"/>
    </style:style>
    <style:style style:name="T64" style:family="text">
      <style:text-properties fo:color="#008000" fo:font-style="italic" officeooo:rsid="0013daba" style:font-style-asian="italic" style:font-style-complex="italic"/>
    </style:style>
    <style:style style:name="T65" style:family="text">
      <style:text-properties fo:color="#008000" officeooo:rsid="0013daba"/>
    </style:style>
    <style:style style:name="T66" style:family="text">
      <style:text-properties fo:color="#ff00ff" fo:font-style="italic" style:font-style-asian="italic" style:font-style-complex="italic"/>
    </style:style>
    <style:style style:name="T67" style:family="text">
      <style:text-properties fo:color="#ff00ff" fo:font-style="italic" officeooo:rsid="0011b025" style:font-style-asian="italic" style:font-style-complex="italic"/>
    </style:style>
    <style:style style:name="T68" style:family="text">
      <style:text-properties fo:color="#ff00ff" fo:font-style="italic" officeooo:rsid="0013daba" style:font-style-asian="italic" style:font-style-complex="italic"/>
    </style:style>
    <style:style style:name="T69" style:family="text">
      <style:text-properties fo:color="#ff00ff" fo:font-style="italic" officeooo:rsid="00186c3f" style:font-style-asian="italic" style:font-style-complex="italic"/>
    </style:style>
    <style:style style:name="T70" style:family="text">
      <style:text-properties fo:color="#ff00ff" officeooo:rsid="00186c3f"/>
    </style:style>
    <style:style style:name="T71" style:family="text">
      <style:text-properties fo:color="#1e90ff" fo:font-style="italic" officeooo:rsid="0013daba" style:font-style-asian="italic" style:font-style-complex="italic"/>
    </style:style>
    <style:style style:name="T72" style:family="text">
      <style:text-properties fo:color="#1e90ff" fo:font-style="italic" officeooo:rsid="00186c3f" style:font-style-asian="italic" style:font-style-complex="italic"/>
    </style:style>
    <style:style style:name="T73" style:family="text">
      <style:text-properties fo:color="#1e90ff" fo:font-style="italic" officeooo:rsid="0011b025" style:font-style-asian="italic" style:font-style-complex="italic"/>
    </style:style>
    <style:style style:name="T74" style:family="text">
      <style:text-properties fo:color="#1e90ff" officeooo:rsid="0013daba"/>
    </style:style>
    <style:style style:name="T75" style:family="text">
      <style:text-properties fo:color="#1e90ff" officeooo:rsid="00186c3f"/>
    </style:style>
    <style:style style:name="T76" style:family="text">
      <style:text-properties officeooo:rsid="0013daba"/>
    </style:style>
    <style:style style:name="T77" style:family="text">
      <style:text-properties fo:font-style="normal" officeooo:rsid="00134990" style:font-style-asian="normal" style:font-style-complex="normal"/>
    </style:style>
    <style:style style:name="T78" style:family="text">
      <style:text-properties fo:font-style="normal" officeooo:rsid="0013daba" style:font-style-asian="normal" style:font-style-complex="normal"/>
    </style:style>
    <style:style style:name="T79" style:family="text">
      <style:text-properties fo:font-style="normal" officeooo:rsid="00154f37" style:font-style-asian="normal" style:font-style-complex="normal"/>
    </style:style>
    <style:style style:name="T80" style:family="text">
      <style:text-properties fo:font-style="normal" officeooo:rsid="001819bc" style:font-style-asian="normal" style:font-style-complex="normal"/>
    </style:style>
    <style:style style:name="T81" style:family="text">
      <style:text-properties fo:font-style="normal" officeooo:rsid="00186c3f" style:font-style-asian="normal" style:font-style-complex="normal"/>
    </style:style>
    <style:style style:name="T82" style:family="text">
      <style:text-properties fo:font-style="normal" officeooo:rsid="000fecca" style:font-style-asian="normal" style:font-style-complex="normal"/>
    </style:style>
    <style:style style:name="T83" style:family="text">
      <style:text-properties fo:font-style="normal" officeooo:rsid="0018e013" style:font-style-asian="normal" style:font-style-complex="normal"/>
    </style:style>
    <style:style style:name="T84" style:family="text">
      <style:text-properties fo:font-style="normal" officeooo:rsid="001c0ef5" style:font-style-asian="normal" style:font-style-complex="normal"/>
    </style:style>
    <style:style style:name="T85" style:family="text">
      <style:text-properties fo:font-style="normal" officeooo:rsid="0055a125" style:font-style-asian="normal" style:font-style-complex="normal"/>
    </style:style>
    <style:style style:name="T86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2695cf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2ba0e7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2eb485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450ff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bold" officeooo:rsid="008d7148" style:font-style-asian="normal" style:font-weight-asian="bold" style:font-style-complex="normal" style:font-weight-complex="bold"/>
    </style:style>
    <style:style style:name="T122" style:family="text">
      <style:text-properties fo:font-style="normal" style:text-underline-style="none" fo:font-weight="bold" officeooo:rsid="004caf23" style:font-style-asian="normal" style:font-weight-asian="bold" style:font-style-complex="normal" style:font-weight-complex="bold"/>
    </style:style>
    <style:style style:name="T123" style:family="text">
      <style:text-properties fo:font-style="normal" style:text-underline-style="none" style:font-style-asian="normal" style:font-style-complex="normal"/>
    </style:style>
    <style:style style:name="T124" style:family="text">
      <style:text-properties fo:font-style="normal" style:text-underline-style="none" officeooo:rsid="00bbbf73" style:font-style-asian="normal" style:font-style-complex="normal"/>
    </style:style>
    <style:style style:name="T125" style:family="text">
      <style:text-properties fo:font-style="normal" style:text-underline-style="none" officeooo:rsid="08e9819c" style:font-style-asian="normal" style:font-style-complex="normal"/>
    </style:style>
    <style:style style:name="T126" style:family="text">
      <style:text-properties fo:font-style="normal" style:text-underline-style="none" officeooo:rsid="0a1c7a91" style:font-style-asian="normal" style:font-style-complex="normal"/>
    </style:style>
    <style:style style:name="T127" style:family="text">
      <style:text-properties fo:font-style="normal" style:text-underline-style="none" officeooo:rsid="08ec3514" style:font-style-asian="normal" style:font-style-complex="normal"/>
    </style:style>
    <style:style style:name="T128" style:family="text">
      <style:text-properties fo:font-style="normal" style:text-underline-style="none" officeooo:rsid="00be4749" style:font-style-asian="normal" style:font-style-complex="normal"/>
    </style:style>
    <style:style style:name="T129" style:family="text">
      <style:text-properties fo:font-style="normal" style:text-underline-style="none" officeooo:rsid="00d708a6" style:font-style-asian="normal" style:font-style-complex="normal"/>
    </style:style>
    <style:style style:name="T130" style:family="text">
      <style:text-properties fo:font-style="normal" style:text-underline-style="none" officeooo:rsid="00ec1e8c" style:font-style-asian="normal" style:font-style-complex="normal"/>
    </style:style>
    <style:style style:name="T131" style:family="text">
      <style:text-properties fo:font-style="normal" style:text-underline-style="none" officeooo:rsid="00d9c9e4" style:font-style-asian="normal" style:font-style-complex="normal"/>
    </style:style>
    <style:style style:name="T132" style:family="text">
      <style:text-properties fo:font-style="normal" style:text-underline-style="none" officeooo:rsid="08f0811a" style:font-style-asian="normal" style:font-style-complex="normal"/>
    </style:style>
    <style:style style:name="T133" style:family="text">
      <style:text-properties fo:font-style="normal" style:text-underline-style="none" officeooo:rsid="010f422a" style:font-style-asian="normal" style:font-style-complex="normal"/>
    </style:style>
    <style:style style:name="T134" style:family="text">
      <style:text-properties fo:font-style="normal" style:text-underline-style="none" officeooo:rsid="00476ae1" style:font-style-asian="normal" style:font-style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136" style:family="text">
      <style:text-properties officeooo:rsid="00154f37"/>
    </style:style>
    <style:style style:name="T137" style:family="text">
      <style:text-properties officeooo:rsid="0016b56f"/>
    </style:style>
    <style:style style:name="T138" style:family="text">
      <style:text-properties officeooo:rsid="00186c3f"/>
    </style:style>
    <style:style style:name="T139" style:family="text">
      <style:text-properties fo:color="#228b22" fo:font-style="italic" officeooo:rsid="00186c3f" style:font-style-asian="italic" style:font-style-complex="italic"/>
    </style:style>
    <style:style style:name="T140" style:family="text">
      <style:text-properties fo:color="#8b4513" officeooo:rsid="00186c3f"/>
    </style:style>
    <style:style style:name="T141" style:family="text">
      <style:text-properties officeooo:rsid="00205d85"/>
    </style:style>
    <style:style style:name="T142" style:family="text">
      <style:text-properties officeooo:rsid="001c5680"/>
    </style:style>
    <style:style style:name="T143" style:family="text">
      <style:text-properties officeooo:rsid="001e2fb9"/>
    </style:style>
    <style:style style:name="T14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45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a75993" style:font-weight-asian="bold" style:font-weight-complex="bold"/>
    </style:style>
    <style:style style:name="T148" style:family="text">
      <style:text-properties fo:font-weight="bold" officeooo:rsid="00beb82f" style:font-weight-asian="bold" style:font-weight-complex="bold"/>
    </style:style>
    <style:style style:name="T149" style:family="text">
      <style:text-properties fo:font-weight="bold" officeooo:rsid="00476ae1" style:font-weight-asian="bold" style:font-weight-complex="bold"/>
    </style:style>
    <style:style style:name="T150" style:family="text">
      <style:text-properties fo:font-weight="bold" officeooo:rsid="013013d9" style:font-weight-asian="bold" style:font-weight-complex="bold"/>
    </style:style>
    <style:style style:name="T151" style:family="text">
      <style:text-properties fo:font-weight="bold" officeooo:rsid="0053faec" style:font-weight-asian="bold" style:font-weight-complex="bold"/>
    </style:style>
    <style:style style:name="T152" style:family="text">
      <style:text-properties fo:font-weight="bold" officeooo:rsid="00bfa17d" style:font-weight-asian="bold" style:font-weight-complex="bold"/>
    </style:style>
    <style:style style:name="T153" style:family="text">
      <style:text-properties fo:font-weight="bold" officeooo:rsid="02a94de9" style:font-weight-asian="bold" style:font-weight-complex="bold"/>
    </style:style>
    <style:style style:name="T154" style:family="text">
      <style:text-properties fo:font-weight="bold" officeooo:rsid="00912fec" style:font-weight-asian="bold" style:font-weight-complex="bold"/>
    </style:style>
    <style:style style:name="T155" style:family="text">
      <style:text-properties officeooo:rsid="0034ed8b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0912fec" style:font-weight-asian="normal" style:font-weight-complex="normal"/>
    </style:style>
    <style:style style:name="T158" style:family="text">
      <style:text-properties fo:font-weight="normal" officeooo:rsid="02b807dc" style:font-weight-asian="normal" style:font-weight-complex="normal"/>
    </style:style>
    <style:style style:name="T159" style:family="text">
      <style:text-properties fo:font-weight="normal" officeooo:rsid="00bbbf73" style:font-weight-asian="normal" style:font-weight-complex="normal"/>
    </style:style>
    <style:style style:name="T160" style:family="text">
      <style:text-properties fo:font-weight="normal" officeooo:rsid="002ba0e7" style:font-weight-asian="normal" style:font-weight-complex="normal"/>
    </style:style>
    <style:style style:name="T161" style:family="text">
      <style:text-properties fo:font-weight="normal" officeooo:rsid="00beb82f" style:font-weight-asian="normal" style:font-weight-complex="normal"/>
    </style:style>
    <style:style style:name="T162" style:family="text">
      <style:text-properties fo:font-weight="normal" officeooo:rsid="00bfa17d" style:font-weight-asian="normal" style:font-weight-complex="normal"/>
    </style:style>
    <style:style style:name="T163" style:family="text">
      <style:text-properties fo:font-weight="normal" officeooo:rsid="02a94de9" style:font-weight-asian="normal" style:font-weight-complex="normal"/>
    </style:style>
    <style:style style:name="T164" style:family="text">
      <style:text-properties fo:font-weight="normal" officeooo:rsid="004450ff" style:font-weight-asian="normal" style:font-weight-complex="normal"/>
    </style:style>
    <style:style style:name="T165" style:family="text">
      <style:text-properties fo:font-weight="normal" officeooo:rsid="01113d34" style:font-weight-asian="normal" style:font-weight-complex="normal"/>
    </style:style>
    <style:style style:name="T166" style:family="text">
      <style:text-properties fo:font-weight="normal" officeooo:rsid="00476ae1" style:font-weight-asian="normal" style:font-weight-complex="normal"/>
    </style:style>
    <style:style style:name="T167" style:family="text">
      <style:text-properties fo:font-weight="normal" officeooo:rsid="08ad15c9" style:font-weight-asian="normal" style:font-weight-complex="normal"/>
    </style:style>
    <style:style style:name="T168" style:family="text">
      <style:text-properties style:use-window-font-color="true"/>
    </style:style>
    <style:style style:name="T169" style:family="text">
      <style:text-properties style:use-window-font-color="true" fo:font-weight="bold" style:font-weight-asian="bold" style:font-weight-complex="bold"/>
    </style:style>
    <style:style style:name="T170" style:family="text">
      <style:text-properties style:use-window-font-color="true" fo:font-weight="bold" officeooo:rsid="0044d7a4" style:font-weight-asian="bold" style:font-weight-complex="bold"/>
    </style:style>
    <style:style style:name="T171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172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73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174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175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176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17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78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79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80" style:family="text">
      <style:text-properties style:use-window-font-color="true" officeooo:rsid="0050063f"/>
    </style:style>
    <style:style style:name="T181" style:family="text">
      <style:text-properties style:use-window-font-color="true" officeooo:rsid="0050b57f"/>
    </style:style>
    <style:style style:name="T18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style:font-style-asian="normal" style:font-style-complex="normal"/>
    </style:style>
    <style:style style:name="T190" style:family="text">
      <style:text-properties style:use-window-font-color="true" fo:font-style="normal" officeooo:rsid="0050063f" style:font-style-asian="normal" style:font-style-complex="normal"/>
    </style:style>
    <style:style style:name="T191" style:family="text">
      <style:text-properties style:use-window-font-color="true" fo:font-style="normal" officeooo:rsid="00523bf9" style:font-style-asian="normal" style:font-style-complex="normal"/>
    </style:style>
    <style:style style:name="T192" style:family="text">
      <style:text-properties style:use-window-font-color="true" fo:font-style="normal" officeooo:rsid="016f0506" style:font-style-asian="normal" style:font-style-complex="normal"/>
    </style:style>
    <style:style style:name="T193" style:family="text">
      <style:text-properties style:use-window-font-color="true" fo:font-style="normal" officeooo:rsid="0176ee1b" style:font-style-asian="normal" style:font-style-complex="normal"/>
    </style:style>
    <style:style style:name="T194" style:family="text">
      <style:text-properties style:use-window-font-color="true" fo:font-style="normal" officeooo:rsid="017029bc" style:font-style-asian="normal" style:font-style-complex="normal"/>
    </style:style>
    <style:style style:name="T195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196" style:family="text">
      <style:text-properties style:use-window-font-color="true" fo:font-weight="normal" style:font-weight-asian="normal" style:font-weight-complex="normal"/>
    </style:style>
    <style:style style:name="T197" style:family="text">
      <style:text-properties style:use-window-font-color="true" fo:font-weight="normal" officeooo:rsid="018105ab" style:font-weight-asian="normal" style:font-weight-complex="normal"/>
    </style:style>
    <style:style style:name="T198" style:family="text">
      <style:text-properties style:use-window-font-color="true" fo:font-weight="normal" officeooo:rsid="005dfe09" style:font-weight-asian="normal" style:font-weight-complex="normal"/>
    </style:style>
    <style:style style:name="T199" style:family="text">
      <style:text-properties style:use-window-font-color="true" fo:font-weight="normal" officeooo:rsid="016d2800" style:font-weight-asian="normal" style:font-weight-complex="normal"/>
    </style:style>
    <style:style style:name="T200" style:family="text">
      <style:text-properties style:use-window-font-color="true" fo:font-weight="normal" officeooo:rsid="0171553b" style:font-weight-asian="normal" style:font-weight-complex="normal"/>
    </style:style>
    <style:style style:name="T201" style:family="text">
      <style:text-properties style:use-window-font-color="true" fo:font-weight="normal" officeooo:rsid="0176ee1b" style:font-weight-asian="normal" style:font-weight-complex="normal"/>
    </style:style>
    <style:style style:name="T202" style:family="text">
      <style:text-properties style:use-window-font-color="true" officeooo:rsid="016f0506"/>
    </style:style>
    <style:style style:name="T203" style:family="text">
      <style:text-properties style:use-window-font-color="true" style:text-underline-style="none" fo:font-weight="normal" officeooo:rsid="004caf23" style:font-weight-asian="normal" style:font-weight-complex="normal"/>
    </style:style>
    <style:style style:name="T204" style:family="text">
      <style:text-properties style:use-window-font-color="true" style:text-underline-style="none" officeooo:rsid="004caf23"/>
    </style:style>
    <style:style style:name="T205" style:family="text">
      <style:text-properties style:text-underline-style="none"/>
    </style:style>
    <style:style style:name="T206" style:family="text">
      <style:text-properties style:text-underline-style="none" fo:font-weight="normal" style:font-weight-asian="normal" style:font-weight-complex="normal"/>
    </style:style>
    <style:style style:name="T207" style:family="text">
      <style:text-properties style:text-underline-style="none" fo:font-weight="normal" officeooo:rsid="0043121f" style:font-weight-asian="normal" style:font-weight-complex="normal"/>
    </style:style>
    <style:style style:name="T208" style:family="text">
      <style:text-properties style:text-underline-style="none" fo:font-weight="normal" officeooo:rsid="0044d7a4" style:font-weight-asian="normal" style:font-weight-complex="normal"/>
    </style:style>
    <style:style style:name="T209" style:family="text">
      <style:text-properties style:text-underline-style="none" fo:font-weight="normal" officeooo:rsid="00e7b674" style:font-weight-asian="normal" style:font-weight-complex="normal"/>
    </style:style>
    <style:style style:name="T210" style:family="text">
      <style:text-properties style:text-underline-style="none" fo:font-weight="normal" officeooo:rsid="002eb485" style:font-weight-asian="normal" style:font-weight-complex="normal"/>
    </style:style>
    <style:style style:name="T211" style:family="text">
      <style:text-properties style:text-underline-style="none" fo:font-weight="normal" officeooo:rsid="00d5826a" style:font-weight-asian="normal" style:font-weight-complex="normal"/>
    </style:style>
    <style:style style:name="T212" style:family="text">
      <style:text-properties style:text-underline-style="none" fo:font-weight="normal" officeooo:rsid="003e5790" style:font-weight-asian="normal" style:font-weight-complex="normal"/>
    </style:style>
    <style:style style:name="T213" style:family="text">
      <style:text-properties style:text-underline-style="none" fo:font-weight="normal" officeooo:rsid="00432526" style:font-weight-asian="normal" style:font-weight-complex="normal"/>
    </style:style>
    <style:style style:name="T214" style:family="text">
      <style:text-properties style:text-underline-style="none" fo:font-weight="normal" officeooo:rsid="00476ae1" style:font-weight-asian="normal" style:font-weight-complex="normal"/>
    </style:style>
    <style:style style:name="T215" style:family="text">
      <style:text-properties style:text-underline-style="none" fo:font-weight="normal" officeooo:rsid="013282b3" style:font-weight-asian="normal" style:font-weight-complex="normal"/>
    </style:style>
    <style:style style:name="T216" style:family="text">
      <style:text-properties style:text-underline-style="none" fo:font-weight="normal" officeooo:rsid="004caf23" style:font-weight-asian="normal" style:font-weight-complex="normal"/>
    </style:style>
    <style:style style:name="T217" style:family="text">
      <style:text-properties style:text-underline-style="none" fo:font-weight="normal" officeooo:rsid="00523bf9" style:font-weight-asian="normal" style:font-weight-complex="normal"/>
    </style:style>
    <style:style style:name="T218" style:family="text">
      <style:text-properties style:text-underline-style="none" fo:font-weight="bold" style:font-weight-asian="bold" style:font-weight-complex="bold"/>
    </style:style>
    <style:style style:name="T219" style:family="text">
      <style:text-properties style:text-underline-style="none" fo:font-weight="bold" officeooo:rsid="002eb485" style:font-weight-asian="bold" style:font-weight-complex="bold"/>
    </style:style>
    <style:style style:name="T220" style:family="text">
      <style:text-properties style:text-underline-style="none" fo:font-weight="bold" officeooo:rsid="00f74e17" style:font-weight-asian="bold" style:font-weight-complex="bold"/>
    </style:style>
    <style:style style:name="T221" style:family="text">
      <style:text-properties style:text-underline-style="none" officeooo:rsid="00bbbf73"/>
    </style:style>
    <style:style style:name="T222" style:family="text">
      <style:text-properties style:text-underline-style="none" officeooo:rsid="00d708a6"/>
    </style:style>
    <style:style style:name="T223" style:family="text">
      <style:text-properties style:text-underline-style="none" officeooo:rsid="00f74e17"/>
    </style:style>
    <style:style style:name="T224" style:family="text">
      <style:text-properties style:text-underline-style="none" officeooo:rsid="00378059"/>
    </style:style>
    <style:style style:name="T225" style:family="text">
      <style:text-properties style:text-underline-style="none" officeooo:rsid="004caf23"/>
    </style:style>
    <style:style style:name="T226" style:family="text">
      <style:text-properties officeooo:rsid="00722a19"/>
    </style:style>
    <style:style style:name="T227" style:family="text">
      <style:text-properties officeooo:rsid="00254a2e"/>
    </style:style>
    <style:style style:name="T228" style:family="text">
      <style:text-properties officeooo:rsid="008a06de"/>
    </style:style>
    <style:style style:name="T229" style:family="text">
      <style:text-properties officeooo:rsid="0099273a"/>
    </style:style>
    <style:style style:name="T230" style:family="text">
      <style:text-properties officeooo:rsid="01dac838"/>
    </style:style>
    <style:style style:name="T231" style:family="text">
      <style:text-properties officeooo:rsid="009622c6"/>
    </style:style>
    <style:style style:name="T232" style:family="text">
      <style:text-properties officeooo:rsid="08e38a7d"/>
    </style:style>
    <style:style style:name="T233" style:family="text">
      <style:text-properties officeooo:rsid="00a75993"/>
    </style:style>
    <style:style style:name="T234" style:family="text">
      <style:text-properties officeooo:rsid="002ba0e7"/>
    </style:style>
    <style:style style:name="T235" style:family="text">
      <style:text-properties officeooo:rsid="00beb82f"/>
    </style:style>
    <style:style style:name="T236" style:family="text">
      <style:text-properties officeooo:rsid="00ba4170"/>
    </style:style>
    <style:style style:name="T237" style:family="text">
      <style:text-properties officeooo:rsid="00bbbf73"/>
    </style:style>
    <style:style style:name="T238" style:family="text">
      <style:text-properties officeooo:rsid="00bd3f9d"/>
    </style:style>
    <style:style style:name="T239" style:family="text">
      <style:text-properties officeooo:rsid="002f336e"/>
    </style:style>
    <style:style style:name="T240" style:family="text">
      <style:text-properties officeooo:rsid="0043008e"/>
    </style:style>
    <style:style style:name="T241" style:family="text">
      <style:text-properties officeooo:rsid="004450ff"/>
    </style:style>
    <style:style style:name="T242" style:family="text">
      <style:text-properties officeooo:rsid="00f5260b"/>
    </style:style>
    <style:style style:name="T243" style:family="text">
      <style:text-properties officeooo:rsid="010c486e"/>
    </style:style>
    <style:style style:name="T244" style:family="text">
      <style:text-properties officeooo:rsid="010db770"/>
    </style:style>
    <style:style style:name="T245" style:family="text">
      <style:text-properties officeooo:rsid="004a157b"/>
    </style:style>
    <style:style style:name="T246" style:family="text">
      <style:text-properties officeooo:rsid="013013d9"/>
    </style:style>
    <style:style style:name="T247" style:family="text">
      <style:text-properties officeooo:rsid="0137af9f"/>
    </style:style>
    <style:style style:name="T248" style:family="text">
      <style:text-properties officeooo:rsid="004acb3b"/>
    </style:style>
    <style:style style:name="T249" style:family="text">
      <style:text-properties officeooo:rsid="004caf23"/>
    </style:style>
    <style:style style:name="T250" style:family="text">
      <style:text-properties officeooo:rsid="016860b9"/>
    </style:style>
    <style:style style:name="T251" style:family="text">
      <style:text-properties officeooo:rsid="0050b57f"/>
    </style:style>
    <style:style style:name="T252" style:family="text">
      <style:text-properties officeooo:rsid="00523bf9"/>
    </style:style>
    <style:style style:name="T253" style:family="text">
      <style:text-properties officeooo:rsid="0188ed42"/>
    </style:style>
    <style:style style:name="T254" style:family="text">
      <style:text-properties officeooo:rsid="0055a125"/>
    </style:style>
    <style:style style:name="T255" style:family="text">
      <style:text-properties officeooo:rsid="00572cb0"/>
    </style:style>
    <style:style style:name="T256" style:family="text">
      <style:text-properties officeooo:rsid="0176ee1b"/>
    </style:style>
    <style:style style:name="T257" style:family="text">
      <style:text-properties officeooo:rsid="005c5090"/>
    </style:style>
    <style:style style:name="T258" style:family="text">
      <style:text-properties officeooo:rsid="005dfe09"/>
    </style:style>
    <style:style style:name="T259" style:family="text">
      <style:text-properties officeooo:rsid="016f05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76">совершенное</text:span> автор<text:span text:style-name="T76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43">Исключения состовляют только разговорные фразы.</text:p>
      <text:p text:style-name="P2"/>
      <text:p text:style-name="P89"><text:span text:style-name="T1">Помимо </text:span><text:span text:style-name="T49">подлежащего и сказуемого</text:span><text:span text:style-name="T1">, предложение может иметь дополнение и обстоятельство.</text:span></text:p>
      <text:p text:style-name="P3"/>
      <text:p text:style-name="P6"><text:span text:style-name="T1">Дополнение как бы дополняет по смыслу сказуемое. Оно выражено </text:span><text:span text:style-name="T136">одним или несколькими </text:span><text:span text:style-name="T1">существительным</text:span><text:span text:style-name="T136">и</text:span><text:span text:style-name="T1">, перед которым</text:span><text:span text:style-name="T137">и</text:span><text:span text:style-name="T1"> обычно идет предлог или </text:span><text:span text:style-name="T136">инфинитив</text:span><text:span text:style-name="T1">.</text:span></text:p>
      <text:p text:style-name="P1"/>
      <text:p text:style-name="P88"><text:span text:style-name="T1">Обстоятельство описывает место, время, </text:span><text:span text:style-name="T136">или </text:span><text:span text:style-name="T1">способ действия. Оно выражено словом или группой слов, отвечающих на вопросы: </text:span><text:span text:style-name="T7">где?</text:span><text:span text:style-name="T136"> </text:span><text:span text:style-name="T3">когда? </text:span><text:span text:style-name="T8">к</text:span><text:span text:style-name="T3">ак?</text:span></text:p>
      <text:p text:style-name="P88"><text:span text:style-name="T3"/></text:p>
      <text:p text:style-name="P89"><text:span text:style-name="T81">В принципе, обстоятельство можно тоже считать дополнением.</text:span><text:span text:style-name="T82"> </text:span></text:p>
      <text:p text:style-name="P7"/>
      <text:p text:style-name="P8">Английское предложение иногда удобнее переводить с конца. Для удобства можно добавлять дополнительные уточняющие слова.</text:p>
      <text:p text:style-name="P7"/>
      <text:p text:style-name="P89"><text:span text:style-name="T83">В а</text:span><text:span text:style-name="T77">нглийско</text:span><text:span text:style-name="T83">м</text:span><text:span text:style-name="T77"> предложени</text:span><text:span text:style-name="T83">и важно</text:span><text:span text:style-name="T77"> </text:span><text:span text:style-name="T85">соблюдать</text:span><text:span text:style-name="T77"> </text:span><text:span text:style-name="T83">правильн</text:span><text:span text:style-name="T85">ый</text:span><text:span text:style-name="T83"> </text:span><text:span text:style-name="T77">поряд</text:span><text:span text:style-name="T85">о</text:span><text:span text:style-name="T77">к слов.</text:span></text:p>
      <text:p text:style-name="Standard">Сначала <text:span text:style-name="T254">идет</text:span> <text:span text:style-name="T50">подлежащее</text:span>, затем <text:span text:style-name="T55">сказуемое</text:span>, после <text:span text:style-name="T62">дополнение</text:span> и/или <text:span text:style-name="T66">обстоятельство</text:span>.</text:p>
      <text:p text:style-name="P9"/>
      <text:p text:style-name="P44"><text:span text:style-name="T51">We</text:span><text:span text:style-name="T4"> </text:span><text:span text:style-name="T56">do</text:span><text:span text:style-name="T4"> </text:span><text:span text:style-name="T62">the</text:span><text:span text:style-name="T63"> </text:span><text:span text:style-name="T64">job</text:span><text:span text:style-name="T4"> </text:span><text:span text:style-name="T68">well</text:span><text:span text:style-name="T4"> — </text:span><text:span text:style-name="T6">М</text:span><text:span text:style-name="T4">ы делаем работу </text:span><text:span text:style-name="T5">хорошо</text:span><text:span text:style-name="T4">.</text:span></text:p>
      <text:p text:style-name="P45"/>
      <text:p text:style-name="P90"><text:span text:style-name="T79">С</text:span><text:span text:style-name="T78">казуемое часто разделяется</text:span><text:span text:style-name="T79"> на</text:span><text:span text:style-name="T78"> </text:span><text:span text:style-name="T71">вспомогательный </text:span><text:span text:style-name="T78">и </text:span><text:span text:style-name="T57">смысловой</text:span><text:span text:style-name="T5"> </text:span>глаголы<text:span text:style-name="T78">. </text:span><text:span text:style-name="T84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44"><text:span text:style-name="T78"/></text:p>
      <text:p text:style-name="P88"><text:span text:style-name="T51">They</text:span><text:span text:style-name="T4"> </text:span><text:span text:style-name="T73">have </text:span><text:span text:style-name="T2">not</text:span><text:span text:style-name="T56"> finish</text:span><text:span text:style-name="T59">ed</text:span><text:span text:style-name="T4"> </text:span><text:span text:style-name="T63">their work</text:span><text:span text:style-name="T4"> </text:span><text:span text:style-name="T67">in time</text:span><text:span text:style-name="T4"> — </text:span><text:span text:style-name="T6">Они не закончили работу вовремя.</text:span></text:p>
      <text:p text:style-name="P46"><text:span text:style-name="T53">I</text:span><text:span text:style-name="T76"> </text:span><text:span text:style-name="T74">will</text:span><text:span text:style-name="T60"> give</text:span><text:span text:style-name="T76"> </text:span><text:span text:style-name="T65">you money</text:span><text:span text:style-name="T76"> — Я дам тебе деньги </text:span><text:span text:style-name="T138">(два дополнения)</text:span><text:span text:style-name="T76">.</text:span></text:p>
      <text:p text:style-name="P46"><text:span text:style-name="T78"/></text:p>
      <text:p text:style-name="P88"><text:span text:style-name="T79">В вопросительных предложениях порядок слов другой. Сначала идет вспомогательный глагол, затем подлежащее, </text:span><text:span text:style-name="T80">а после — смысловой глагол, дополнение и/</text:span><text:span text:style-name="T81">или</text:span><text:span text:style-name="T80"> обстоятельство.</text:span></text:p>
      <text:p text:style-name="P89"><text:span text:style-name="T81">Перед вспомогательным глаголом может также идти вопросительное слово.</text:span></text:p>
      <text:p text:style-name="P89"><text:span text:style-name="T81"/></text:p>
      <text:p text:style-name="P89"><text:span text:style-name="T72">Do</text:span><text:span text:style-name="T8"> </text:span><text:span text:style-name="T52">you</text:span><text:span text:style-name="T8"> </text:span><text:span text:style-name="T58">want</text:span><text:span text:style-name="T139"> </text:span><text:span text:style-name="T2">to live</text:span><text:span text:style-name="T139"> </text:span><text:span text:style-name="T69">in Spain</text:span><text:span text:style-name="T8">? — Ты хочешь жить в Испании?</text:span></text:p>
      <text:p text:style-name="P47"><text:span text:style-name="T140">What</text:span><text:span text:style-name="T138"> </text:span><text:span text:style-name="T75">are</text:span><text:span text:style-name="T138"> </text:span><text:span text:style-name="T54">you</text:span><text:span text:style-name="T138"> </text:span><text:span text:style-name="T61">doing</text:span><text:span text:style-name="T138"> </text:span><text:span text:style-name="T70">here</text:span><text:span text:style-name="T138">? </text:span><text:span text:style-name="T141">—</text:span><text:span text:style-name="T138"> Что ты здесь делаешь?</text:span></text:p>
      <text:p text:style-name="P47"/>
      <text:p text:style-name="P91"><text:span text:style-name="T86">Г</text:span><text:span text:style-name="T87">лагол с окончанием -ing грамматически является существительным.</text:span></text:p>
      <text:p text:style-name="P91"><text:span text:style-name="T87"/></text:p>
      <text:p text:style-name="P5"/>
      <text:p text:style-name="P147">Английские времена</text:p>
      <text:p text:style-name="P92"/>
      <text:p text:style-name="P92">В английском языке 12 времен. Они разбиты на 4 группы: Simple, Continuous, Perfect и Perfect Continuous. Каждая <text:span text:style-name="T142">из </text:span>групп включает в себя 3 времени: Present, Past, Future.</text:p>
      <text:p text:style-name="P92"/>
      <text:p text:style-name="P93"><text:span text:style-name="T146">Present Simple</text:span></text:p>
      <text:p text:style-name="P93"/>
      <text:p text:style-name="P96"><text:span text:style-name="T142">Используется чтобы сообщить: </text:span></text:p>
      <text:list xml:id="list2077430279" text:style-name="L1">
        <text:list-item>
          <text:p text:style-name="P95"><text:span text:style-name="T9">факт</text:span><text:span text:style-name="T12">ы</text:span><text:span text:style-name="T9"> настоящего, </text:span><text:span text:style-name="T12">очевидную </text:span><text:span text:style-name="T11">истин</text:span><text:span text:style-name="T12">у</text:span><text:span text:style-name="T9">;</text:span></text:p>
        </text:list-item>
        <text:list-item>
          <text:p text:style-name="P48"><text:span text:style-name="T142">регулярны</text:span><text:span text:style-name="T245">е</text:span><text:span text:style-name="T142"> события настоящего;</text:span></text:p>
        </text:list-item>
      </text:list>
      <text:p text:style-name="P94"/>
      <text:p text:style-name="P116"><text:span text:style-name="T144">I </text:span><text:span text:style-name="T47">live</text:span><text:span text:style-name="T144"> in New York — Я </text:span><text:span text:style-name="T145">живу</text:span><text:span text:style-name="T144"> в Нью Йорке.</text:span></text:p>
      <text:p text:style-name="P94"/>
      <text:p text:style-name="P102"><text:span text:style-name="T143">В утверждениях, когда подлежащее в третьем лице, единственном числе (he, she, it), </text:span></text:p>
      <text:p text:style-name="P102"><text:span text:style-name="T143">к сказуемому добавляется окончание </text:span><text:span text:style-name="T10">-s</text:span><text:span text:style-name="T143"> (</text:span><text:span text:style-name="T10">-es</text:span><text:span text:style-name="T143"> если заканчивается на гласную или шипящий). </text:span></text:p>
      <text:p text:style-name="P94"><text:span text:style-name="T144"/></text:p>
      <text:p text:style-name="P103"><text:span text:style-name="T144">Peter </text:span><text:span text:style-name="T47">works</text:span><text:span text:style-name="T144"> in New York — Питер </text:span><text:span text:style-name="T145">работает</text:span><text:span text:style-name="T144"> в Нью Йорке;</text:span></text:p>
      <text:p text:style-name="P93"/>
      <text:p text:style-name="P104">Маячки времени (перед сказуемым):</text:p>
      <text:list xml:id="list3702869652" text:style-name="L2">
        <text:list-item>
          <text:p text:style-name="P49">always - <text:span text:style-name="T155">всегда</text:span>;</text:p>
        </text:list-item>
        <text:list-item>
          <text:p text:style-name="P49">usually - <text:span text:style-name="T155">обычно</text:span>;</text:p>
        </text:list-item>
        <text:list-item>
          <text:p text:style-name="P49">often - <text:span text:style-name="T155">часто</text:span>;</text:p>
        </text:list-item>
        <text:list-item>
          <text:p text:style-name="P49">sometimes - <text:span text:style-name="T155">иногда</text:span>;</text:p>
        </text:list-item>
        <text:list-item>
          <text:p text:style-name="P49">never — <text:span text:style-name="T155">никогда;</text:span></text:p>
        </text:list-item>
      </text:list>
      <text:p text:style-name="P50"/>
      <text:p text:style-name="P51">I <text:span text:style-name="T146">always</text:span> wash my hands before eating — Я <text:span text:style-name="T146">всегда</text:span> мою руки перед едой.</text:p>
      <text:p text:style-name="Standard"/>
      <text:p text:style-name="P143"><text:span text:style-name="T255">Отрицание образуется с помощью частицы </text:span><text:span text:style-name="T15">not</text:span><text:span text:style-name="T255">, </text:span>которая идет в паре со вспомогательным глаголом <text:span text:style-name="T2">do</text:span>. <text:span text:style-name="T208">Если подлежащее </text:span><text:span text:style-name="T22">he/she/it</text:span><text:span text:style-name="T208">, то </text:span><text:span text:style-name="T33">do</text:span><text:span text:style-name="T214"> меняется на</text:span><text:span text:style-name="T208"> </text:span><text:span text:style-name="T22">does</text:span><text:span text:style-name="T208">.</text:span></text:p>
      <text:p text:style-name="P105"/>
      <text:p text:style-name="P63">People <text:span text:style-name="T169">do </text:span><text:span text:style-name="T170">not</text:span><text:span text:style-name="T168"> live</text:span> in space — Люди <text:span text:style-name="T146">не</text:span> живут в космосе.</text:p>
      <text:p text:style-name="P63">Water <text:span text:style-name="T169">does </text:span><text:span text:style-name="T170">not</text:span><text:span text:style-name="T168"> boil</text:span> at 50 degrees Celsius — Вода <text:span text:style-name="T146">не</text:span> кипит при 50 грудусах.</text:p>
      <text:p text:style-name="P63"/>
      <text:p text:style-name="P98"><text:span text:style-name="T89">Практически всегда </text:span><text:span text:style-name="T22">do not</text:span><text:span text:style-name="T89"> использу</text:span><text:span text:style-name="T90">е</text:span><text:span text:style-name="T89">тся в сокращении: </text:span></text:p>
      <text:p text:style-name="P12"/>
      <text:p text:style-name="P64">We <text:span text:style-name="T146">don`t</text:span> drink whisky — Мы <text:span text:style-name="T146">не</text:span> пьем виски. </text:p>
      <text:p text:style-name="P62">He <text:span text:style-name="T146">doesn`t</text:span> drink tea — Он <text:span text:style-name="T146">не</text:span> пьет чай.</text:p>
      <text:p text:style-name="P59"/>
      <text:p text:style-name="P142"><text:span text:style-name="T254">В вопросах вспомогательный глагол </text:span><text:span text:style-name="T14">do</text:span><text:span text:style-name="T91"> ставится перед подлежащим:</text:span></text:p>
      <text:p text:style-name="P106"><text:span text:style-name="T91"/></text:p>
      <text:p text:style-name="P117"><text:span text:style-name="T218">Do</text:span><text:span text:style-name="T206"> you like action movies? </text:span><text:span text:style-name="T207">— </text:span><text:span text:style-name="T206">Тебе нравятся экшен фильмы? </text:span></text:p>
      <text:p text:style-name="P106"><text:span text:style-name="T171">What books </text:span><text:span text:style-name="T174">do</text:span><text:span text:style-name="T175">es</text:span><text:span text:style-name="T171"> </text:span><text:span text:style-name="T172">he</text:span><text:span text:style-name="T171"> read? </text:span><text:span text:style-name="T173">—</text:span><text:span text:style-name="T171"> Какие книги </text:span><text:span text:style-name="T172">он</text:span><text:span text:style-name="T171"> </text:span><text:span text:style-name="T172">читает</text:span><text:span text:style-name="T171">?</text:span></text:p>
      <text:p text:style-name="P106"><text:span text:style-name="T91"/></text:p>
      <text:p text:style-name="P32">Present Continuous</text:p>
      <text:p text:style-name="P14"/>
      <text:p text:style-name="P107"><text:span text:style-name="T92">Используется, чтобы </text:span><text:span text:style-name="T113">сообщить</text:span><text:span text:style-name="T92"> о </text:span><text:span text:style-name="T105">действии</text:span><text:span text:style-name="T92">, </text:span><text:span text:style-name="T106">которое происходит</text:span><text:span text:style-name="T92"> </text:span><text:span text:style-name="T135">сейчас</text:span><text:span text:style-name="T92"> и еще не законч</text:span><text:span text:style-name="T113">ено</text:span><text:span text:style-name="T92">.</text:span></text:p>
      <text:p text:style-name="P15">Состоит из связки вспомогательного глагола <text:span text:style-name="T2">be</text:span> и смыслового <text:span text:style-name="T248">глагола </text:span>с окончанием <text:span text:style-name="T2">-ing</text:span>:</text:p>
      <text:p text:style-name="P119"/>
      <text:p text:style-name="P119">She <text:span text:style-name="T146">is driving</text:span> to work. <text:span text:style-name="T226">—</text:span> Она <text:span text:style-name="T146">едет</text:span> на работу.</text:p>
      <text:p text:style-name="P120">I <text:span text:style-name="T151">a</text:span><text:span text:style-name="T146">m not listening</text:span> to you. <text:span text:style-name="T228">—</text:span> Я <text:span text:style-name="T146">не слушаю</text:span> тебя.</text:p>
      <text:p text:style-name="P121">Where <text:span text:style-name="T146">is </text:span>he <text:span text:style-name="T146">going</text:span>? <text:span text:style-name="T228">—</text:span> Куда он <text:span text:style-name="T146">идет</text:span>?</text:p>
      <text:p text:style-name="P13"/>
      <text:p text:style-name="P16"><text:soft-page-break/>Маячки времени <text:span text:style-name="T234">(в разных местах)</text:span>:</text:p>
      <text:list xml:id="list2726555342" text:style-name="L4">
        <text:list-item>
          <text:p text:style-name="P66">look — смотри;</text:p>
        </text:list-item>
        <text:list-item>
          <text:p text:style-name="P66">now — сейчас (<text:span text:style-name="T227">обычно </text:span>в конце);</text:p>
        </text:list-item>
        <text:list-item>
          <text:p text:style-name="P66">at the moment — в этот момент (<text:span text:style-name="T227">обычно </text:span>в конце).</text:p>
        </text:list-item>
      </text:list>
      <text:p text:style-name="P67"/>
      <text:p text:style-name="P65">I am working right <text:span text:style-name="T146">now</text:span>. — Прямо сейчас я работаю.</text:p>
      <text:p text:style-name="P65"><text:span text:style-name="T146">Look</text:span> out of the window! It`s raining. — Посмотри в окно. Идет дождь.</text:p>
      <text:p text:style-name="P33"><text:span text:style-name="T121"/></text:p>
      <text:p text:style-name="P34"><text:span text:style-name="T229">Глаголы, которые не использ</text:span><text:span text:style-name="T230">уются</text:span><text:span text:style-name="T229"> в </text:span><text:span text:style-name="T231">Continuous</text:span></text:p>
      <text:p text:style-name="P34"/>
      <text:p text:style-name="P113"><text:span text:style-name="T93">Как правило это глаголы, описывающие чувства или мысли.</text:span></text:p>
      <text:p text:style-name="P137"><text:span text:style-name="T117">Но если они </text:span><text:span text:style-name="T118">идут</text:span><text:span text:style-name="T117"> </text:span><text:span text:style-name="T118">внутри</text:span><text:span text:style-name="T117"> </text:span><text:span text:style-name="T118">какой-</text:span><text:span text:style-name="T119">то</text:span><text:span text:style-name="T118"> </text:span><text:span text:style-name="T117">устойчивой связки, то могут быть и с </text:span><text:span text:style-name="T34">-ing</text:span><text:span text:style-name="T117">.</text:span></text:p>
      <text:p text:style-name="P69"/>
      <text:p text:style-name="P18">Глаголы восприятия:</text:p>
      <text:list xml:id="list580902613" text:style-name="L5">
        <text:list-item>
          <text:p text:style-name="P73">see — видеть;</text:p>
        </text:list-item>
        <text:list-item>
          <text:p text:style-name="P73">hear — слышать;</text:p>
        </text:list-item>
        <text:list-item>
          <text:p text:style-name="P73">feel — чувствовать <text:span text:style-name="T232">себя</text:span>;</text:p>
        </text:list-item>
        <text:list-item>
          <text:p text:style-name="P73">taste — чувствовать вкус (пробовать);</text:p>
        </text:list-item>
        <text:list-item>
          <text:p text:style-name="P73">smell — чувствовать запах (нюхать);</text:p>
        </text:list-item>
      </text:list>
      <text:p text:style-name="P19"/>
      <text:p text:style-name="P18">Глаголы для выражения мнения:</text:p>
      <text:list xml:id="list958596112" text:style-name="L21">
        <text:list-item>
          <text:p text:style-name="P74">belive — верить;</text:p>
        </text:list-item>
        <text:list-item>
          <text:p text:style-name="P74">doubt — сомневаться;</text:p>
        </text:list-item>
        <text:list-item>
          <text:p text:style-name="P74">think — думать;</text:p>
        </text:list-item>
      </text:list>
      <text:p text:style-name="P17"/>
      <text:p text:style-name="P18">Глаголы, показывающие состояние мыслей:</text:p>
      <text:list xml:id="list4182850190" text:style-name="L22">
        <text:list-item>
          <text:p text:style-name="P75">forget — забывать;</text:p>
        </text:list-item>
        <text:list-item>
          <text:p text:style-name="P75">imagine — представлять;</text:p>
        </text:list-item>
        <text:list-item>
          <text:p text:style-name="P75">know — знать;</text:p>
        </text:list-item>
        <text:list-item>
          <text:p text:style-name="P75">understand — понимать;</text:p>
        </text:list-item>
      </text:list>
      <text:p text:style-name="P19"/>
      <text:p text:style-name="P20">Глаголы, указывающие на эмоции и желания:</text:p>
      <text:list xml:id="list3663826483" text:style-name="L23">
        <text:list-item>
          <text:p text:style-name="P70">love — любить;</text:p>
        </text:list-item>
        <text:list-item>
          <text:p text:style-name="P70">like — нравиться;</text:p>
        </text:list-item>
        <text:list-item>
          <text:p text:style-name="P70">hate — ненавидеть;</text:p>
        </text:list-item>
        <text:list-item>
          <text:p text:style-name="P70">hope — надеяться;</text:p>
        </text:list-item>
        <text:list-item>
          <text:p text:style-name="P70">want — хотеть;</text:p>
        </text:list-item>
        <text:list-item>
          <text:p text:style-name="P70">wish — желать;</text:p>
        </text:list-item>
      </text:list>
      <text:p text:style-name="P20"/>
      <text:p text:style-name="P20">Другие глаголы:</text:p>
      <text:list xml:id="list2814258166" text:style-name="L24">
        <text:list-item>
          <text:p text:style-name="P71">look — выглядеть;</text:p>
        </text:list-item>
        <text:list-item>
          <text:p text:style-name="P71">have — иметь;</text:p>
        </text:list-item>
      </text:list>
      <text:p text:style-name="P21"/>
      <text:p text:style-name="P72">I <text:span text:style-name="T146">think</text:span> Amy is a strange girl. - Я <text:span text:style-name="T146">думаю</text:span>, Эмми странная девушка.</text:p>
      <text:p text:style-name="P72">Do you <text:span text:style-name="T146">know</text:span> this man? - Вы <text:span text:style-name="T146">знаете</text:span> этого мужчину?</text:p>
      <text:p text:style-name="P72">You <text:span text:style-name="T146">look</text:span> great! - Ты <text:span text:style-name="T146">выглядишь</text:span> отлично!</text:p>
      <text:p text:style-name="P68"/>
      <text:p text:style-name="P35"/>
      <text:p text:style-name="P148">Present Perfect</text:p>
      <text:p text:style-name="P108"><text:span text:style-name="T94"/></text:p>
      <text:p text:style-name="P132"><text:span text:style-name="T94">И</text:span><text:span text:style-name="T108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25"/>
      <text:p text:style-name="P23">Состоит из связки вспомогательного глагола have и смыслового глагола в 3й форме.</text:p>
      <text:p text:style-name="P111"><text:span text:style-name="T128">В </text:span><text:span text:style-name="T123">отрицаниях почти всегда используется сокращенная форма глагола </text:span><text:span text:style-name="T40">haven`t</text:span><text:span text:style-name="T123">.</text:span></text:p>
      <text:p text:style-name="P26"><text:span text:style-name="T235">Сокращени</text:span><text:span text:style-name="T256">е</text:span><text:span text:style-name="T235"> </text:span><text:span text:style-name="T16">`ve not</text:span><text:span text:style-name="T235"> не используется.</text:span></text:p>
      <text:p text:style-name="P24"/>
      <text:p text:style-name="P109"><text:span text:style-name="T28">You </text:span><text:span text:style-name="T44">have</text:span><text:span text:style-name="T28"> </text:span><text:span text:style-name="T44">broken</text:span><text:span text:style-name="T28"> the vase. </text:span><text:span text:style-name="T29">— </text:span><text:span text:style-name="T28">Ты </text:span><text:span text:style-name="T44">разбил</text:span><text:span text:style-name="T28"> вазу (результат, кот. </text:span><text:span text:style-name="T30">важен сейчас</text:span><text:span text:style-name="T28">).</text:span></text:p>
      <text:p text:style-name="P172"><text:span text:style-name="T157">I </text:span><text:span text:style-name="T154">haven</text:span><text:span text:style-name="T148">`</text:span><text:span text:style-name="T154">t</text:span><text:span text:style-name="T157"> </text:span><text:span text:style-name="T154">expected</text:span><text:span text:style-name="T157"> that. </text:span><text:span text:style-name="T159">—</text:span><text:span text:style-name="T157"> Я этого </text:span><text:span text:style-name="T154">не</text:span><text:span text:style-name="T157"> </text:span><text:span text:style-name="T154">ожидал</text:span><text:span text:style-name="T157">.</text:span></text:p>
      <text:p text:style-name="P172"><text:span text:style-name="T152">Ha</text:span><text:span text:style-name="T153">s</text:span><text:span text:style-name="T162"> </text:span><text:span text:style-name="T163">he</text:span><text:span text:style-name="T162"> </text:span><text:span text:style-name="T152">been</text:span><text:span text:style-name="T162"> to Rome? </text:span><text:span text:style-name="T159">—</text:span><text:span text:style-name="T162"> </text:span><text:span text:style-name="T163">Он</text:span><text:span text:style-name="T162"> </text:span><text:span text:style-name="T152">бывал</text:span><text:span text:style-name="T162"> в Риме?</text:span></text:p>
      <text:p text:style-name="P109"><text:span text:style-name="T28"/></text:p>
      <text:p text:style-name="P141"><text:span text:style-name="T94">Также использу</text:span><text:span text:style-name="T103">ется</text:span><text:span text:style-name="T94">, </text:span><text:span text:style-name="T95">если</text:span><text:span text:style-name="T94"> что-то произошло впервые.</text:span></text:p>
      <text:p text:style-name="P76"><text:span text:style-name="T233">It`s the fitst time I </text:span><text:span text:style-name="T147">have</text:span><text:span text:style-name="T233"> </text:span><text:span text:style-name="T147">driven</text:span><text:span text:style-name="T233"> a car — Это впервые, когда я </text:span><text:span text:style-name="T147">веду</text:span><text:span text:style-name="T233"> машину.</text:span></text:p>
      <text:p text:style-name="P76"/>
      <text:p text:style-name="P27">Как образуется 3я форма глагола:</text:p>
      <text:list xml:id="list1814609849" text:style-name="L18">
        <text:list-item>
          <text:p text:style-name="P77">если глагол правильный, то к нему добавляется окончание -ed;</text:p>
        </text:list-item>
        <text:list-item>
          <text:p text:style-name="P78">если глагол неправильный, то <text:span text:style-name="T239">его <text:s/></text:span>нужно<text:span text:style-name="T239"> </text:span>искать в таблице неправильных глаголов;</text:p>
        </text:list-item>
      </text:list>
      <text:p text:style-name="P22"/>
      <text:p text:style-name="P97"><text:span text:style-name="T96">Маячки времени:</text:span></text:p>
      <text:list xml:id="list2972325490" text:style-name="L19">
        <text:list-item>
          <text:p text:style-name="P83">just — только что;</text:p>
        </text:list-item>
        <text:list-item>
          <text:p text:style-name="P83">already — уже;</text:p>
        </text:list-item>
        <text:list-item>
          <text:p text:style-name="P79">yet — еще не;</text:p>
        </text:list-item>
      </text:list>
      <text:p text:style-name="P80"/>
      <text:p text:style-name="P36">Место <text:span text:style-name="T2">just</text:span>, <text:span text:style-name="T2">already</text:span> — между <text:span text:style-name="T2">have</text:span> и 3й формой глагола. <text:span text:style-name="T156">Слово </text:span><text:span text:style-name="T18">yet</text:span><text:span text:style-name="T156"> стоит </text:span><text:span text:style-name="T158">всегда </text:span><text:span text:style-name="T156">в конце предложения. </text:span><text:span text:style-name="T18">Just</text:span><text:span text:style-name="T156"> и </text:span><text:span text:style-name="T18">already</text:span><text:span text:style-name="T156"> использ</text:span><text:span text:style-name="T160">уются</text:span><text:span text:style-name="T156"> в утверждениях. </text:span><text:span text:style-name="T18">Yet</text:span><text:span text:style-name="T156"> — в вопросах и отрицаниях</text:span><text:span text:style-name="T159">. </text:span></text:p>
      <text:p text:style-name="P80"/>
      <text:p text:style-name="P84">I have <text:span text:style-name="T146">just</text:span> eaten a sandwich. <text:span text:style-name="T236">—</text:span> Я <text:span text:style-name="T146">только что</text:span> съел бутерброд.</text:p>
      <text:p text:style-name="P81">We have n<text:span text:style-name="T235">o</text:span>t finished <text:span text:style-name="T146">yet</text:span>. <text:span text:style-name="T236">—</text:span> Мы <text:span text:style-name="T146">еще не</text:span> закончили.</text:p>
      <text:p text:style-name="P81"/>
      <text:p text:style-name="P97"><text:span text:style-name="T124">Другие </text:span><text:span text:style-name="T125">маячки</text:span><text:span text:style-name="T124">:</text:span></text:p>
      <text:list xml:id="list3135119719" text:style-name="L20">
        <text:list-item>
          <text:p text:style-name="P110"><text:span text:style-name="T124">ever — когда-</text:span><text:span text:style-name="T126">либо, всегда</text:span><text:span text:style-name="T124">;</text:span></text:p>
        </text:list-item>
        <text:list-item>
          <text:p text:style-name="P37">never — никогда;</text:p>
        </text:list-item>
        <text:list-item>
          <text:p text:style-name="P37">recently — в последнее время;</text:p>
        </text:list-item>
        <text:list-item>
          <text:p text:style-name="P37">these days — в последние дни;</text:p>
        </text:list-item>
        <text:list-item>
          <text:p text:style-name="P110"><text:span text:style-name="T124">словосочетани</text:span><text:span text:style-name="T127">я</text:span><text:span text:style-name="T124"> с this (this mornig, this week);</text:span></text:p>
        </text:list-item>
      </text:list>
      <text:p text:style-name="P38"/>
      <text:p text:style-name="P38">Место <text:span text:style-name="T2">ever</text:span>, <text:span text:style-name="T2">never</text:span> — перед 3й формой глагола, <text:span text:style-name="T238">а</text:span> <text:span text:style-name="T2">recently</text:span>, <text:span text:style-name="T2">these days</text:span> и </text:p>
      <text:p text:style-name="P38">словосочетания с <text:span text:style-name="T2">this</text:span> — в конце предложения.</text:p>
      <text:p text:style-name="P38"/>
      <text:p text:style-name="P85">I <text:span text:style-name="T235">ha</text:span>ve <text:span text:style-name="T146">never</text:span> been to New York. <text:span text:style-name="T237">— </text:span>Я <text:span text:style-name="T146">никогда</text:span> не был в Нью Йорке.</text:p>
      <text:p text:style-name="P131"><text:span text:style-name="T26">I </text:span><text:span text:style-name="T23">ha</text:span><text:span text:style-name="T26">ve worked a lot </text:span><text:span text:style-name="T43">these days</text:span><text:span text:style-name="T26">. </text:span><text:span text:style-name="T27">—</text:span><text:span text:style-name="T26"> Я много работал в </text:span><text:span text:style-name="T43">эти дни</text:span><text:span text:style-name="T26">.</text:span></text:p>
      <text:p text:style-name="P164"><text:span text:style-name="T161"/></text:p>
      <text:p text:style-name="P149"><text:span text:style-name="T235">Present Perfect Continuous</text:span></text:p>
      <text:p text:style-name="P149"><text:span text:style-name="T161"/></text:p>
      <text:p text:style-name="P158"><text:span text:style-name="T97">И</text:span><text:span text:style-name="T104">спользуется чтобы сообщить о действии, которое еще не закончено и при этом известна </text:span></text:p>
      <text:p text:style-name="P159"><text:span text:style-name="T104">его продолжительность, </text:span><text:span text:style-name="T106">т. е. «</text:span><text:span text:style-name="T107">я </text:span><text:span text:style-name="T106">делал и продолжаю делать». </text:span></text:p>
      <text:p text:style-name="P156"><text:span text:style-name="T100"/></text:p>
      <text:p text:style-name="P170"><text:span text:style-name="T100">С</text:span><text:span text:style-name="T88">остоит из связки вспомогательного глагола </text:span><text:span text:style-name="T21">have</text:span><text:span text:style-name="T88">, cлова </text:span><text:span text:style-name="T21">been</text:span><text:span text:style-name="T88"> </text:span><text:span text:style-name="T102">(особая форма глагола </text:span><text:span text:style-name="T24">be</text:span><text:span text:style-name="T102">) </text:span></text:p>
      <text:p text:style-name="P159"><text:span text:style-name="T101">и смыслового глагола с окончанием </text:span><text:span text:style-name="T25">-ing</text:span><text:span text:style-name="T101">. </text:span><text:span text:style-name="T99">Переводится</text:span><text:span text:style-name="T104"> настоящим</text:span><text:span text:style-name="T34">.</text:span></text:p>
      <text:p text:style-name="P53"><text:soft-page-break/><text:span text:style-name="T205">I </text:span><text:span text:style-name="T218">have been learning</text:span><text:span text:style-name="T205"> English for 2 years. </text:span><text:span text:style-name="T221">—</text:span><text:span text:style-name="T205"> Я </text:span><text:span text:style-name="T218">учу</text:span><text:span text:style-name="T205"> английский уже 2 года (и еще не закончил).</text:span></text:p>
      <text:p text:style-name="P52"><text:span text:style-name="T205"/></text:p>
      <text:p text:style-name="P145"><text:span text:style-name="T38">I </text:span><text:span text:style-name="T46">have not been waiting</text:span><text:span text:style-name="T38"> long. </text:span><text:span text:style-name="T36">—</text:span><text:span text:style-name="T38"> Я </text:span><text:span text:style-name="T46">не жду</text:span><text:span text:style-name="T38"> долго </text:span></text:p>
      <text:p text:style-name="P145"><text:span text:style-name="T39">(это не происходит в течении указанного времени)</text:span><text:span text:style-name="T38">.</text:span></text:p>
      <text:p text:style-name="P144"><text:span text:style-name="T38"/></text:p>
      <text:p text:style-name="P145"><text:span text:style-name="T45">Have</text:span><text:span text:style-name="T35"> you </text:span><text:span text:style-name="T45">been</text:span><text:span text:style-name="T35"> </text:span><text:span text:style-name="T45">waiting</text:span><text:span text:style-name="T35"> long? </text:span><text:span text:style-name="T36">— </text:span><text:span text:style-name="T35">Вы </text:span><text:span text:style-name="T37">долго</text:span><text:span text:style-name="T35"> </text:span><text:span text:style-name="T45">ждете</text:span><text:span text:style-name="T35">? </text:span></text:p>
      <text:p text:style-name="P145"><text:span text:style-name="T39">(как долго происходит действие вплоть до текущего момента)</text:span><text:span text:style-name="T35"> </text:span></text:p>
      <text:p text:style-name="P112"><text:span text:style-name="T100"/></text:p>
      <text:p text:style-name="P171"><text:span text:style-name="T100">М</text:span><text:span text:style-name="T88">аячки времени:</text:span></text:p>
      <text:list xml:id="list4022167384" text:style-name="L25">
        <text:list-item>
          <text:p text:style-name="P86">for — в течении;</text:p>
        </text:list-item>
        <text:list-item>
          <text:p text:style-name="P86">since — с какого-то времени;</text:p>
        </text:list-item>
        <text:list-item>
          <text:p text:style-name="P165"><text:span text:style-name="T206">how long — как долго.</text:span></text:p>
        </text:list-item>
      </text:list>
      <text:p text:style-name="P168"><text:span text:style-name="T222"/></text:p>
      <text:p text:style-name="P167"><text:span text:style-name="T210">We`ve been staying in this hotel </text:span><text:span text:style-name="T219">since</text:span><text:span text:style-name="T210"> Tuesday. </text:span><text:span text:style-name="T211">— </text:span><text:span text:style-name="T210">Мы находимся в этом отеле </text:span><text:span text:style-name="T219">со</text:span><text:span text:style-name="T210"> вторника.</text:span></text:p>
      <text:p text:style-name="P157"><text:span text:style-name="T98"/></text:p>
      <text:p text:style-name="P114"><text:span text:style-name="T129">Е</text:span><text:span text:style-name="T123">сли используется глагол </text:span><text:span text:style-name="T40">be</text:span><text:span text:style-name="T123"> или глаголы состояния, которые не стоят в Continuous</text:span><text:span text:style-name="T130">,</text:span><text:span text:style-name="T123"> </text:span></text:p>
      <text:p text:style-name="P115"><text:span text:style-name="T131">то </text:span><text:span text:style-name="T132">Present Perfect Continuous</text:span><text:span text:style-name="T131"> будет в </text:span><text:span text:style-name="T132">форме</text:span><text:span text:style-name="T131"> Present Perfect. </text:span></text:p>
      <text:p text:style-name="P40"/>
      <text:p text:style-name="P54"><text:span text:style-name="T206">I have known</text:span><text:span text:style-name="T218"> </text:span><text:span text:style-name="T206">(</text:span><text:span text:style-name="T209">а </text:span><text:span text:style-name="T206">не have been knowing)</text:span><text:span text:style-name="T205"> Alice for 3 years. </text:span><text:span text:style-name="T222">—</text:span><text:span text:style-name="T205"> Я </text:span><text:span text:style-name="T206">знаю</text:span><text:span text:style-name="T205"> Алису уже 3 года</text:span></text:p>
      <text:p text:style-name="P54"><text:span text:style-name="T205"/></text:p>
      <text:p text:style-name="P3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151"><text:span text:style-name="T167">Если у смыслового глагола окончание</text:span><text:span text:style-name="T19"> -ing</text:span><text:span text:style-name="T167">, то </text:span><text:span text:style-name="T19">have</text:span><text:span text:style-name="T167"> применяется только с </text:span><text:span text:style-name="T19">been</text:span><text:span text:style-name="T167">.</text:span></text:p>
      <text:p text:style-name="P54"><text:span text:style-name="T205"/></text:p>
      <text:p text:style-name="P42"><text:span text:style-name="T205">Past </text:span><text:span text:style-name="T224">Simple</text:span></text:p>
      <text:p text:style-name="P28"/>
      <text:p text:style-name="P29">Используется, чтобы сообщить:</text:p>
      <text:list xml:id="list3019024468" text:style-name="L26">
        <text:list-item>
          <text:p text:style-name="P82">факт<text:span text:style-name="T240">ы</text:span> прошлого, историю, биографию;</text:p>
        </text:list-item>
        <text:list-item>
          <text:p text:style-name="P55"><text:span text:style-name="T212">результат, который не важен в настоящем;</text:span></text:p>
        </text:list-item>
      </text:list>
      <text:p text:style-name="P56"><text:span text:style-name="T212"/></text:p>
      <text:p text:style-name="P133"><text:span text:style-name="T120">Глагол</text:span><text:span text:style-name="T109"> </text:span><text:span text:style-name="T116">принимает</text:span><text:span text:style-name="T109"> 2ю форму. </text:span><text:span text:style-name="T120">Она</text:span><text:span text:style-name="T109"> образуется с пом</text:span><text:span text:style-name="T120">ощью</text:span><text:span text:style-name="T109"> окончания -ed для правильных глоголов, </text:span><text:span text:style-name="T116">а н</text:span><text:span text:style-name="T109">еправильные глаголы находится в таблице.</text:span></text:p>
      <text:p text:style-name="P133"><text:span text:style-name="T109"/></text:p>
      <text:p text:style-name="P57"><text:span text:style-name="T205">Mozart </text:span><text:span text:style-name="T218">lived</text:span><text:span text:style-name="T205"> from 1756 to 1791 — Моцарт </text:span><text:span text:style-name="T218">жил</text:span><text:span text:style-name="T205"> с 1756 по 1791 год. </text:span></text:p>
      <text:p text:style-name="P60"><text:span text:style-name="T220">Did</text:span><text:span text:style-name="T223"> you </text:span><text:span text:style-name="T220">go</text:span><text:span text:style-name="T223"> to Los Angeles last week? - Ты </text:span><text:span text:style-name="T220">ездил</text:span><text:span text:style-name="T223"> в Лос Анжелес на прошлой неделе?</text:span></text:p>
      <text:p text:style-name="P166"><text:span text:style-name="T166">I </text:span><text:span text:style-name="T149">didn`t go</text:span><text:span text:style-name="T166"> to Los Angeles — Я </text:span><text:span text:style-name="T149">не ездил</text:span><text:span text:style-name="T166"> в Лос Анжелес.</text:span></text:p>
      <text:p text:style-name="P57"><text:span text:style-name="T213"/></text:p>
      <text:p text:style-name="P58"><text:span text:style-name="T213">М</text:span><text:span text:style-name="T206">аячки времени:</text:span></text:p>
      <text:list xml:id="list178802390" text:style-name="L27">
        <text:list-item>
          <text:p text:style-name="P135">ago — <text:span text:style-name="T242">тому назад</text:span>;</text:p>
        </text:list-item>
        <text:list-item>
          <text:p text:style-name="P135">last — <text:span text:style-name="T242">прошлый</text:span>;</text:p>
        </text:list-item>
        <text:list-item>
          <text:p text:style-name="P31">yesterday — вчера;</text:p>
        </text:list-item>
      </text:list>
      <text:p text:style-name="P30"/>
      <text:p text:style-name="P30"><text:span text:style-name="T243">Past Simple часто путают с Present Perfect, потому что на русский они переводятся </text:span><text:span text:style-name="T244">почти</text:span><text:span text:style-name="T243"> одинаково. Главное отличие </text:span><text:span text:style-name="T241">здесь </text:span><text:span text:style-name="T243">в том, что Present Perfect всегда будет сообщать доп</text:span><text:span text:style-name="T244">олнительную</text:span><text:span text:style-name="T243"> информацию, указывающ</text:span><text:span text:style-name="T244">ую </text:span><text:span text:style-name="T243">на настоящее время.</text:span></text:p>
      <text:p text:style-name="P134"><text:span text:style-name="T111"/></text:p>
      <text:p text:style-name="P134"><text:span text:style-name="T111">Если </text:span><text:span text:style-name="T110">мы знаем</text:span><text:span text:style-name="T111">, когда произошло событие, то Present Perfect использовать нельзя.</text:span></text:p>
      <text:p text:style-name="P134"><text:span text:style-name="T39"/></text:p>
      <text:p text:style-name="P145"><text:span text:style-name="T41">Tom </text:span><text:span text:style-name="T31">has lost</text:span><text:span text:style-name="T41"> his key </text:span><text:span text:style-name="T31">last weak </text:span><text:span text:style-name="T39">(это неправильно)</text:span></text:p>
      <text:p text:style-name="P145"><text:span text:style-name="T31">Tom lost his key last weak </text:span><text:span text:style-name="T39">(правильно так)</text:span></text:p>
      <text:p text:style-name="P134"><text:span text:style-name="T32"/></text:p>
      <text:p text:style-name="P136"><text:span text:style-name="T133">Если вопрос содержит слово </text:span><text:span text:style-name="T42">when</text:span><text:span text:style-name="T133">, то он автоматич. привязывает </text:span><text:span text:style-name="T134">предложение</text:span><text:span text:style-name="T133"> к моменту </text:span></text:p>
      <text:p text:style-name="P41"><text:span text:style-name="T164">в прошлом. </text:span><text:span text:style-name="T165">Поэтому Present Perfect в вопросах с </text:span><text:span text:style-name="T20">when</text:span><text:span text:style-name="T165"> не используется.</text:span></text:p>
      <text:p text:style-name="P152"><text:soft-page-break/><text:span text:style-name="T149">Past Continuous</text:span></text:p>
      <text:p text:style-name="P150"><text:span text:style-name="T166"/></text:p>
      <text:p text:style-name="P160"><text:span text:style-name="T112">И</text:span><text:span text:style-name="T113">спользуется, чтобы сообщить о действии, которое происходило в </text:span><text:span text:style-name="T116">точный</text:span><text:span text:style-name="T113"> момент</text:span></text:p>
      <text:p text:style-name="P160"><text:span text:style-name="T113">прошлого, </text:span><text:span text:style-name="T114">и </text:span><text:span text:style-name="T113">не было закончено.</text:span></text:p>
      <text:p text:style-name="P160"><text:span text:style-name="T113"/></text:p>
      <text:p text:style-name="P161"><text:span text:style-name="T114">В предложении не обязательно должен </text:span><text:span text:style-name="T116">указываться</text:span><text:span text:style-name="T114"> точный момент. Он может только подразумеваться и быть понятен по контексту (</text:span><text:span text:style-name="T116">по</text:span><text:span text:style-name="T114"> </text:span><text:span text:style-name="T115">ситуаци</text:span><text:span text:style-name="T116">и</text:span><text:span text:style-name="T114">).</text:span></text:p>
      <text:p text:style-name="P161"><text:span text:style-name="T114"/></text:p>
      <text:p text:style-name="P153">Cхема такая же, как и в Present Continuous, только глагол <text:span text:style-name="T2">be</text:span> записывается в прошедшей форме (<text:span text:style-name="T2">was/were</text:span>):</text:p>
      <text:p text:style-name="P153"/>
      <text:p text:style-name="P87">Last Sunday at 5 I <text:span text:style-name="T146">was having</text:span> dinner with my friends — В прошлое воскресенье в 5 </text:p>
      <text:p text:style-name="P87">я <text:span text:style-name="T146">ужинал</text:span> со своими друзьями (привязка к точному моменту в прошлом).</text:p>
      <text:p text:style-name="P87"/>
      <text:p text:style-name="P163"><text:span text:style-name="T246">My parents </text:span><text:span text:style-name="T150">were watching</text:span><text:span text:style-name="T246"> TV when I came home yesterday — Мои родители </text:span><text:span text:style-name="T150">смотрели</text:span><text:span text:style-name="T246"> телевизор, когда я пришел вчера домой (незаконченное действие </text:span><text:span text:style-name="T247">в тот момент</text:span><text:span text:style-name="T246">).</text:span></text:p>
      <text:p text:style-name="P163"/>
      <text:p text:style-name="P169"><text:span text:style-name="T215">W</text:span><text:span text:style-name="T216">e weren`t reading — Мы не читали (именно тогда). </text:span></text:p>
      <text:p text:style-name="P169"><text:span text:style-name="T216">Was I running? — Я бежал?</text:span></text:p>
      <text:p text:style-name="P162"><text:span text:style-name="T122"/></text:p>
      <text:p text:style-name="P127">Future Simple</text:p>
      <text:p text:style-name="P127"/>
      <text:p text:style-name="P138"><text:span text:style-name="T251">Используется чтобы сообщить о будущих </text:span><text:span text:style-name="T257">действиях</text:span><text:span text:style-name="T251">. </text:span><text:span text:style-name="T182">Эта форма говорит о том, что человек сделает что-то в будущем, но решение он принял в момент речи.</text:span></text:p>
      <text:p text:style-name="Standard"/>
      <text:p text:style-name="P140">Состоит из вспомогательного глагола <text:span text:style-name="T2">will</text:span> и смыслового глагола в начальной форме.</text:p>
      <text:p text:style-name="P128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253">о</text:span> <text:span text:style-name="T2">won`t</text:span>.</text:p>
      <text:p text:style-name="P140"/>
      <text:p text:style-name="P124">We <text:span text:style-name="T146">will</text:span> proobably <text:span text:style-name="T146">meet</text:span> soon — Мы, возможно, скоро <text:span text:style-name="T146">встретимся</text:span>.</text:p>
      <text:p text:style-name="P124">I hope everything <text:span text:style-name="T146">will be</text:span> fine — Надеюсь, все <text:span text:style-name="T146">будет </text:span>хорошо.</text:p>
      <text:p text:style-name="P128"><text:span text:style-name="T47">Will</text:span><text:span text:style-name="T2"> you </text:span><text:span text:style-name="T47">be</text:span><text:span text:style-name="T2"> at home toworrow? No, I won`t — </text:span><text:span text:style-name="T13">Ты </text:span><text:span text:style-name="T48">будешь</text:span><text:span text:style-name="T13"> завтра дома? Нет</text:span><text:span text:style-name="T2">.</text:span></text:p>
      <text:p text:style-name="P125"/>
      <text:p text:style-name="P99"><text:span text:style-name="T183">В</text:span><text:span text:style-name="T184"> предложени</text:span><text:span text:style-name="T183">ях</text:span><text:span text:style-name="T184"> </text:span><text:span text:style-name="T183">будут </text:span><text:span text:style-name="T184">часто </text:span><text:span text:style-name="T183">попадаться слова</text:span><text:span text:style-name="T184">, </text:span><text:span text:style-name="T183">выражающие</text:span><text:span text:style-name="T184"> мнение: <text:s/></text:span></text:p>
      <text:p text:style-name="P99"><text:span text:style-name="T178">I think </text:span><text:span text:style-name="T179">(я думаю)</text:span><text:span text:style-name="T178">, I`m sure </text:span><text:span text:style-name="T179">(я уверен), I hope (я надеюсь), </text:span><text:span text:style-name="T178">probably (возможно).</text:span></text:p>
      <text:p text:style-name="P100"><text:span text:style-name="T179"/></text:p>
      <text:p text:style-name="P100"><text:span text:style-name="T195">Оборот </text:span><text:span text:style-name="T176">be going to</text:span></text:p>
      <text:p text:style-name="P145"/>
      <text:p text:style-name="P101"><text:span text:style-name="T183">Также позволяет </text:span><text:span text:style-name="T188">сообщить</text:span><text:span text:style-name="T183"> о будущем. </text:span><text:span text:style-name="T188">Но п</text:span><text:span text:style-name="T185">одразумевает, что человек говорит не о спонтанном </text:span><text:span text:style-name="T188">решении</text:span><text:span text:style-name="T185">, </text:span><text:span text:style-name="T186">а о заранее </text:span><text:span text:style-name="T187">продуманных</text:span><text:span text:style-name="T186"> действиях. </text:span><text:span text:style-name="T188">Означает</text:span><text:span text:style-name="T185"> «собираюсь сделать».</text:span></text:p>
      <text:p text:style-name="P101"><text:span text:style-name="T185"/></text:p>
      <text:p text:style-name="P123">I`m going to meet my friends tomorrow — Я собираюсь встретиться с друзьями завтра.</text:p>
      <text:p text:style-name="P146"><text:span text:style-name="T168">I`m going to go</text:span><text:span text:style-name="T202"> out after I finish my work — Я собираюсь погулять после, как закончу работу.</text:span></text:p>
      <text:p text:style-name="P146"><text:span text:style-name="T202"/></text:p>
      <text:p text:style-name="P11"><text:span text:style-name="T196">Также его используют, когда очевидно, что вот-вот случится какое-то действие. В этом случае </text:span><text:span text:style-name="T177">be goin to </text:span><text:span text:style-name="T196">передает оттенок неизбежности происходящего и применяется по отношению </text:span></text:p>
      <text:p text:style-name="P129">к постороннему человеку или объетку.</text:p>
      <text:p text:style-name="P129"/>
      <text:p text:style-name="P126">Look! He`s going to fall — Смотри! Он сейчас упадет.</text:p>
      <text:p text:style-name="P126"><text:span text:style-name="T259">The sky is dark. It`s going to rain — Небо темное. Сейчас пойдет дождь.</text:span></text:p>
      <text:p text:style-name="P126"><text:span text:style-name="T202"/></text:p>
      <text:p text:style-name="P146"><text:span text:style-name="T189">В разговорной </text:span><text:span text:style-name="T193">стиле</text:span><text:span text:style-name="T192"> </text:span><text:span text:style-name="T194">этот </text:span><text:span text:style-name="T192">оборот </text:span><text:span text:style-name="T189">очень часто </text:span><text:span text:style-name="T193">записывается</text:span><text:span text:style-name="T189"> как </text:span><text:span text:style-name="T168">gonna</text:span><text:span text:style-name="T189"> </text:span><text:span text:style-name="T168">[гона].</text:span></text:p>
      <text:p text:style-name="P146"><text:span text:style-name="T168"/></text:p>
      <text:p text:style-name="P155"><text:soft-page-break/><text:span text:style-name="T225">P</text:span><text:span text:style-name="T205">resent в значении будущего</text:span></text:p>
      <text:p text:style-name="P154"><text:span text:style-name="T206"/></text:p>
      <text:p text:style-name="P154"><text:span text:style-name="T206">В английском языке о будущем можно говорить не только с помощью </text:span><text:span text:style-name="T217">формы </text:span><text:span text:style-name="T206">Future, </text:span></text:p>
      <text:p text:style-name="P154"><text:span text:style-name="T206">но и с помощью </text:span><text:span text:style-name="T217">формы </text:span><text:span text:style-name="T206">Present. </text:span></text:p>
      <text:p text:style-name="P118"/>
      <text:p text:style-name="P139"><text:span text:style-name="T190">Present Simple </text:span><text:span text:style-name="T191">часто </text:span><text:span text:style-name="T190">использ</text:span><text:span text:style-name="T191">уется</text:span><text:span text:style-name="T190">, когда речь идет о рассписании, которое не зависит </text:span></text:p>
      <text:p text:style-name="P10"><text:span text:style-name="T180">от говорящего. Present Continuous — </text:span><text:span text:style-name="T181">когда говорят о личных планах.</text:span></text:p>
      <text:p text:style-name="P118"/>
      <text:p text:style-name="P122">I am flying to London tomorrow — <text:span text:style-name="T250">Завтра я лечу в Лондон (личный план)</text:span></text:p>
      <text:p text:style-name="P61"><text:span text:style-name="T196">My airplane flies at 6 o`clock tomorrow — Мой самолет летит завтра в 6 (рассписание)</text:span></text:p>
      <text:p text:style-name="P61"><text:span text:style-name="T203"/></text:p>
      <text:p text:style-name="P61"><text:span text:style-name="T203"/></text:p>
      <text:p text:style-name="P130"><text:span text:style-name="T204">Модальные глаголы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19T00:28:29.628077827</dc:date>
    <meta:editing-duration>PT2H51M33S</meta:editing-duration>
    <meta:editing-cycles>40</meta:editing-cycles>
    <meta:document-statistic meta:table-count="0" meta:image-count="0" meta:object-count="0" meta:page-count="7" meta:paragraph-count="194" meta:word-count="1757" meta:character-count="11106" meta:non-whitespace-character-count="9468"/>
  </office:meta>
</office:document-meta>
</file>